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30.59mm"/>
    </style:style>
    <style:style style:name="co3" style:family="table-column">
      <style:table-column-properties fo:break-before="auto" style:column-width="27.59mm"/>
    </style:style>
    <style:style style:name="co4" style:family="table-column">
      <style:table-column-properties fo:break-before="auto" style:column-width="28.13mm"/>
    </style:style>
    <style:style style:name="co5" style:family="table-column">
      <style:table-column-properties fo:break-before="auto" style:column-width="32.49mm"/>
    </style:style>
    <style:style style:name="co6" style:family="table-column">
      <style:table-column-properties fo:break-before="auto" style:column-width="80.68mm"/>
    </style:style>
    <style:style style:name="co7" style:family="table-column">
      <style:table-column-properties fo:break-before="auto" style:column-width="74.7mm"/>
    </style:style>
    <style:style style:name="co8" style:family="table-column">
      <style:table-column-properties fo:break-before="auto" style:column-width="75.25mm"/>
    </style:style>
    <style:style style:name="co9" style:family="table-column">
      <style:table-column-properties fo:break-before="auto" style:column-width="79.6mm"/>
    </style:style>
    <style:style style:name="co10" style:family="table-column">
      <style:table-column-properties fo:break-before="auto" style:column-width="31.12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stações_B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6" table:default-cell-style-name="Default"/>
        <table:table-row table:style-name="ro1">
          <table:table-cell office:value-type="string" calcext:value-type="string">
            <text:p>OBJECTID</text:p>
          </table:table-cell>
          <table:table-cell office:value-type="string" calcext:value-type="string">
            <text:p>Flg_TransCarioca</text:p>
          </table:table-cell>
          <table:table-cell office:value-type="string" calcext:value-type="string">
            <text:p>Flg_TransBrasil</text:p>
          </table:table-cell>
          <table:table-cell office:value-type="string" calcext:value-type="string">
            <text:p>Flg_TransOeste</text:p>
          </table:table-cell>
          <table:table-cell office:value-type="string" calcext:value-type="string">
            <text:p>Flg_TransOlimpic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2];CONCATENATE([.M2];1;[.L2];&quot;'TransCarioca'&quot;;[.L2];[.A2];[.N2]); &quot; &quot;)" office:value-type="string" office:string-value="insert into corredor values(1,'TransCarioca',1);" calcext:value-type="string">
            <text:p>insert into corredor values(1,'TransCarioca',1);</text:p>
          </table:table-cell>
          <table:table-cell table:formula="of:=IF([.C2];CONCATENATE([.M2];2;[.L2];&quot;'TransBrasil'&quot;;[.L2];[.A2];[.N2]);&quot; &quot; )" office:value-type="string" office:string-value=" " calcext:value-type="string">
            <text:p><text:s/></text:p>
          </table:table-cell>
          <table:table-cell table:formula="of:=IF([.D2];CONCATENATE([.M2];3;[.L2];&quot;'TransOeste'&quot;;[.L2];[.A2];[.N2]);&quot; &quot; )" office:value-type="string" office:string-value=" " calcext:value-type="string">
            <text:p><text:s/></text:p>
          </table:table-cell>
          <table:table-cell table:formula="of:=IF([.E2];CONCATENATE([.M2];4;[.L2];&quot;'TransOlimpica'&quot;;[.L2];[.A2];[.N2]);&quot; &quot; )" office:value-type="string" office:string-value=" " calcext:value-type="string">
            <text:p><text:s/></text:p>
          </table:table-cell>
          <table:table-cell/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2:.E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3];CONCATENATE([.M3];1;[.L3];&quot;'TransCarioca'&quot;;[.L3];[.A3];[.N3]); &quot; &quot;)" office:value-type="string" office:string-value="insert into corredor values(1,'TransCarioca',2);" calcext:value-type="string">
            <text:p>insert into corredor values(1,'TransCarioca',2);</text:p>
          </table:table-cell>
          <table:table-cell table:formula="of:=IF([.C3];CONCATENATE([.M3];2;[.L3];&quot;'TransBrasil'&quot;;[.L3];[.A3];[.N3]);&quot; &quot; )" office:value-type="string" office:string-value=" " calcext:value-type="string">
            <text:p><text:s/></text:p>
          </table:table-cell>
          <table:table-cell table:formula="of:=IF([.D3];CONCATENATE([.M3];3;[.L3];&quot;'TransOeste'&quot;;[.L3];[.A3];[.N3]);&quot; &quot; )" office:value-type="string" office:string-value=" " calcext:value-type="string">
            <text:p><text:s/></text:p>
          </table:table-cell>
          <table:table-cell table:formula="of:=IF([.E3];CONCATENATE([.M3];4;[.L3];&quot;'TransOlimpica'&quot;;[.L3];[.A3];[.N3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3:.E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4];CONCATENATE([.M4];1;[.L4];&quot;'TransCarioca'&quot;;[.L4];[.A4];[.N4]); &quot; &quot;)" office:value-type="string" office:string-value="insert into corredor values(1,'TransCarioca',3);" calcext:value-type="string">
            <text:p>insert into corredor values(1,'TransCarioca',3);</text:p>
          </table:table-cell>
          <table:table-cell table:formula="of:=IF([.C4];CONCATENATE([.M4];2;[.L4];&quot;'TransBrasil'&quot;;[.L4];[.A4];[.N4]);&quot; &quot; )" office:value-type="string" office:string-value=" " calcext:value-type="string">
            <text:p><text:s/></text:p>
          </table:table-cell>
          <table:table-cell table:formula="of:=IF([.D4];CONCATENATE([.M4];3;[.L4];&quot;'TransOeste'&quot;;[.L4];[.A4];[.N4]);&quot; &quot; )" office:value-type="string" office:string-value=" " calcext:value-type="string">
            <text:p><text:s/></text:p>
          </table:table-cell>
          <table:table-cell table:formula="of:=IF([.E4];CONCATENATE([.M4];4;[.L4];&quot;'TransOlimpica'&quot;;[.L4];[.A4];[.N4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4:.E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5];CONCATENATE([.M5];1;[.L5];&quot;'TransCarioca'&quot;;[.L5];[.A5];[.N5]); &quot; &quot;)" office:value-type="string" office:string-value="insert into corredor values(1,'TransCarioca',4);" calcext:value-type="string">
            <text:p>insert into corredor values(1,'TransCarioca',4);</text:p>
          </table:table-cell>
          <table:table-cell table:formula="of:=IF([.C5];CONCATENATE([.M5];2;[.L5];&quot;'TransBrasil'&quot;;[.L5];[.A5];[.N5]);&quot; &quot; )" office:value-type="string" office:string-value=" " calcext:value-type="string">
            <text:p><text:s/></text:p>
          </table:table-cell>
          <table:table-cell table:formula="of:=IF([.D5];CONCATENATE([.M5];3;[.L5];&quot;'TransOeste'&quot;;[.L5];[.A5];[.N5]);&quot; &quot; )" office:value-type="string" office:string-value=" " calcext:value-type="string">
            <text:p><text:s/></text:p>
          </table:table-cell>
          <table:table-cell table:formula="of:=IF([.E5];CONCATENATE([.M5];4;[.L5];&quot;'TransOlimpica'&quot;;[.L5];[.A5];[.N5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5:.E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6];CONCATENATE([.M6];1;[.L6];&quot;'TransCarioca'&quot;;[.L6];[.A6];[.N6]); &quot; &quot;)" office:value-type="string" office:string-value="insert into corredor values(1,'TransCarioca',5);" calcext:value-type="string">
            <text:p>insert into corredor values(1,'TransCarioca',5);</text:p>
          </table:table-cell>
          <table:table-cell table:formula="of:=IF([.C6];CONCATENATE([.M6];2;[.L6];&quot;'TransBrasil'&quot;;[.L6];[.A6];[.N6]);&quot; &quot; )" office:value-type="string" office:string-value=" " calcext:value-type="string">
            <text:p><text:s/></text:p>
          </table:table-cell>
          <table:table-cell table:formula="of:=IF([.D6];CONCATENATE([.M6];3;[.L6];&quot;'TransOeste'&quot;;[.L6];[.A6];[.N6]);&quot; &quot; )" office:value-type="string" office:string-value=" " calcext:value-type="string">
            <text:p><text:s/></text:p>
          </table:table-cell>
          <table:table-cell table:formula="of:=IF([.E6];CONCATENATE([.M6];4;[.L6];&quot;'TransOlimpica'&quot;;[.L6];[.A6];[.N6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6:.E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7];CONCATENATE([.M7];1;[.L7];&quot;'TransCarioca'&quot;;[.L7];[.A7];[.N7]); &quot; &quot;)" office:value-type="string" office:string-value="insert into corredor values(1,'TransCarioca',6);" calcext:value-type="string">
            <text:p>insert into corredor values(1,'TransCarioca',6);</text:p>
          </table:table-cell>
          <table:table-cell table:formula="of:=IF([.C7];CONCATENATE([.M7];2;[.L7];&quot;'TransBrasil'&quot;;[.L7];[.A7];[.N7]);&quot; &quot; )" office:value-type="string" office:string-value=" " calcext:value-type="string">
            <text:p><text:s/></text:p>
          </table:table-cell>
          <table:table-cell table:formula="of:=IF([.D7];CONCATENATE([.M7];3;[.L7];&quot;'TransOeste'&quot;;[.L7];[.A7];[.N7]);&quot; &quot; )" office:value-type="string" office:string-value=" " calcext:value-type="string">
            <text:p><text:s/></text:p>
          </table:table-cell>
          <table:table-cell table:formula="of:=IF([.E7];CONCATENATE([.M7];4;[.L7];&quot;'TransOlimpica'&quot;;[.L7];[.A7];[.N7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7:.E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8];CONCATENATE([.M8];1;[.L8];&quot;'TransCarioca'&quot;;[.L8];[.A8];[.N8]); &quot; &quot;)" office:value-type="string" office:string-value="insert into corredor values(1,'TransCarioca',7);" calcext:value-type="string">
            <text:p>insert into corredor values(1,'TransCarioca',7);</text:p>
          </table:table-cell>
          <table:table-cell table:formula="of:=IF([.C8];CONCATENATE([.M8];2;[.L8];&quot;'TransBrasil'&quot;;[.L8];[.A8];[.N8]);&quot; &quot; )" office:value-type="string" office:string-value=" " calcext:value-type="string">
            <text:p><text:s/></text:p>
          </table:table-cell>
          <table:table-cell table:formula="of:=IF([.D8];CONCATENATE([.M8];3;[.L8];&quot;'TransOeste'&quot;;[.L8];[.A8];[.N8]);&quot; &quot; )" office:value-type="string" office:string-value=" " calcext:value-type="string">
            <text:p><text:s/></text:p>
          </table:table-cell>
          <table:table-cell table:formula="of:=IF([.E8];CONCATENATE([.M8];4;[.L8];&quot;'TransOlimpica'&quot;;[.L8];[.A8];[.N8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8:.E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9];CONCATENATE([.M9];1;[.L9];&quot;'TransCarioca'&quot;;[.L9];[.A9];[.N9]); &quot; &quot;)" office:value-type="string" office:string-value="insert into corredor values(1,'TransCarioca',8);" calcext:value-type="string">
            <text:p>insert into corredor values(1,'TransCarioca',8);</text:p>
          </table:table-cell>
          <table:table-cell table:formula="of:=IF([.C9];CONCATENATE([.M9];2;[.L9];&quot;'TransBrasil'&quot;;[.L9];[.A9];[.N9]);&quot; &quot; )" office:value-type="string" office:string-value=" " calcext:value-type="string">
            <text:p><text:s/></text:p>
          </table:table-cell>
          <table:table-cell table:formula="of:=IF([.D9];CONCATENATE([.M9];3;[.L9];&quot;'TransOeste'&quot;;[.L9];[.A9];[.N9]);&quot; &quot; )" office:value-type="string" office:string-value=" " calcext:value-type="string">
            <text:p><text:s/></text:p>
          </table:table-cell>
          <table:table-cell table:formula="of:=IF([.E9];CONCATENATE([.M9];4;[.L9];&quot;'TransOlimpica'&quot;;[.L9];[.A9];[.N9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9:.E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10];CONCATENATE([.M10];1;[.L10];&quot;'TransCarioca'&quot;;[.L10];[.A10];[.N10]); &quot; &quot;)" office:value-type="string" office:string-value="insert into corredor values(1,'TransCarioca',9);" calcext:value-type="string">
            <text:p>insert into corredor values(1,'TransCarioca',9);</text:p>
          </table:table-cell>
          <table:table-cell table:formula="of:=IF([.C10];CONCATENATE([.M10];2;[.L10];&quot;'TransBrasil'&quot;;[.L10];[.A10];[.N10]);&quot; &quot; )" office:value-type="string" office:string-value=" " calcext:value-type="string">
            <text:p><text:s/></text:p>
          </table:table-cell>
          <table:table-cell table:formula="of:=IF([.D10];CONCATENATE([.M10];3;[.L10];&quot;'TransOeste'&quot;;[.L10];[.A10];[.N10]);&quot; &quot; )" office:value-type="string" office:string-value=" " calcext:value-type="string">
            <text:p><text:s/></text:p>
          </table:table-cell>
          <table:table-cell table:formula="of:=IF([.E10];CONCATENATE([.M10];4;[.L10];&quot;'TransOlimpica'&quot;;[.L10];[.A10];[.N10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0:.E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11];CONCATENATE([.M11];1;[.L11];&quot;'TransCarioca'&quot;;[.L11];[.A11];[.N11]); &quot; &quot;)" office:value-type="string" office:string-value="insert into corredor values(1,'TransCarioca',10);" calcext:value-type="string">
            <text:p>insert into corredor values(1,'TransCarioca',10);</text:p>
          </table:table-cell>
          <table:table-cell table:formula="of:=IF([.C11];CONCATENATE([.M11];2;[.L11];&quot;'TransBrasil'&quot;;[.L11];[.A11];[.N11]);&quot; &quot; )" office:value-type="string" office:string-value=" " calcext:value-type="string">
            <text:p><text:s/></text:p>
          </table:table-cell>
          <table:table-cell table:formula="of:=IF([.D11];CONCATENATE([.M11];3;[.L11];&quot;'TransOeste'&quot;;[.L11];[.A11];[.N11]);&quot; &quot; )" office:value-type="string" office:string-value=" " calcext:value-type="string">
            <text:p><text:s/></text:p>
          </table:table-cell>
          <table:table-cell table:formula="of:=IF([.E11];CONCATENATE([.M11];4;[.L11];&quot;'TransOlimpica'&quot;;[.L11];[.A11];[.N11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1:.E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12];CONCATENATE([.M12];1;[.L12];&quot;'TransCarioca'&quot;;[.L12];[.A12];[.N12]); &quot; &quot;)" office:value-type="string" office:string-value="insert into corredor values(1,'TransCarioca',11);" calcext:value-type="string">
            <text:p>insert into corredor values(1,'TransCarioca',11);</text:p>
          </table:table-cell>
          <table:table-cell table:formula="of:=IF([.C12];CONCATENATE([.M12];2;[.L12];&quot;'TransBrasil'&quot;;[.L12];[.A12];[.N12]);&quot; &quot; )" office:value-type="string" office:string-value=" " calcext:value-type="string">
            <text:p><text:s/></text:p>
          </table:table-cell>
          <table:table-cell table:formula="of:=IF([.D12];CONCATENATE([.M12];3;[.L12];&quot;'TransOeste'&quot;;[.L12];[.A12];[.N12]);&quot; &quot; )" office:value-type="string" office:string-value=" " calcext:value-type="string">
            <text:p><text:s/></text:p>
          </table:table-cell>
          <table:table-cell table:formula="of:=IF([.E12];CONCATENATE([.M12];4;[.L12];&quot;'TransOlimpica'&quot;;[.L12];[.A12];[.N12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2:.E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13];CONCATENATE([.M13];1;[.L13];&quot;'TransCarioca'&quot;;[.L13];[.A13];[.N13]); &quot; &quot;)" office:value-type="string" office:string-value="insert into corredor values(1,'TransCarioca',12);" calcext:value-type="string">
            <text:p>insert into corredor values(1,'TransCarioca',12);</text:p>
          </table:table-cell>
          <table:table-cell table:formula="of:=IF([.C13];CONCATENATE([.M13];2;[.L13];&quot;'TransBrasil'&quot;;[.L13];[.A13];[.N13]);&quot; &quot; )" office:value-type="string" office:string-value=" " calcext:value-type="string">
            <text:p><text:s/></text:p>
          </table:table-cell>
          <table:table-cell table:formula="of:=IF([.D13];CONCATENATE([.M13];3;[.L13];&quot;'TransOeste'&quot;;[.L13];[.A13];[.N13]);&quot; &quot; )" office:value-type="string" office:string-value=" " calcext:value-type="string">
            <text:p><text:s/></text:p>
          </table:table-cell>
          <table:table-cell table:formula="of:=IF([.E13];CONCATENATE([.M13];4;[.L13];&quot;'TransOlimpica'&quot;;[.L13];[.A13];[.N13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3:.E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14];CONCATENATE([.M14];1;[.L14];&quot;'TransCarioca'&quot;;[.L14];[.A14];[.N14]); &quot; &quot;)" office:value-type="string" office:string-value="insert into corredor values(1,'TransCarioca',13);" calcext:value-type="string">
            <text:p>insert into corredor values(1,'TransCarioca',13);</text:p>
          </table:table-cell>
          <table:table-cell table:formula="of:=IF([.C14];CONCATENATE([.M14];2;[.L14];&quot;'TransBrasil'&quot;;[.L14];[.A14];[.N14]);&quot; &quot; )" office:value-type="string" office:string-value=" " calcext:value-type="string">
            <text:p><text:s/></text:p>
          </table:table-cell>
          <table:table-cell table:formula="of:=IF([.D14];CONCATENATE([.M14];3;[.L14];&quot;'TransOeste'&quot;;[.L14];[.A14];[.N14]);&quot; &quot; )" office:value-type="string" office:string-value=" " calcext:value-type="string">
            <text:p><text:s/></text:p>
          </table:table-cell>
          <table:table-cell table:formula="of:=IF([.E14];CONCATENATE([.M14];4;[.L14];&quot;'TransOlimpica'&quot;;[.L14];[.A14];[.N14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4:.E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15];CONCATENATE([.M15];1;[.L15];&quot;'TransCarioca'&quot;;[.L15];[.A15];[.N15]); &quot; &quot;)" office:value-type="string" office:string-value="insert into corredor values(1,'TransCarioca',14);" calcext:value-type="string">
            <text:p>insert into corredor values(1,'TransCarioca',14);</text:p>
          </table:table-cell>
          <table:table-cell table:formula="of:=IF([.C15];CONCATENATE([.M15];2;[.L15];&quot;'TransBrasil'&quot;;[.L15];[.A15];[.N15]);&quot; &quot; )" office:value-type="string" office:string-value=" " calcext:value-type="string">
            <text:p><text:s/></text:p>
          </table:table-cell>
          <table:table-cell table:formula="of:=IF([.D15];CONCATENATE([.M15];3;[.L15];&quot;'TransOeste'&quot;;[.L15];[.A15];[.N15]);&quot; &quot; )" office:value-type="string" office:string-value=" " calcext:value-type="string">
            <text:p><text:s/></text:p>
          </table:table-cell>
          <table:table-cell table:formula="of:=IF([.E15];CONCATENATE([.M15];4;[.L15];&quot;'TransOlimpica'&quot;;[.L15];[.A15];[.N15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5:.E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16];CONCATENATE([.M16];1;[.L16];&quot;'TransCarioca'&quot;;[.L16];[.A16];[.N16]); &quot; &quot;)" office:value-type="string" office:string-value="insert into corredor values(1,'TransCarioca',15);" calcext:value-type="string">
            <text:p>insert into corredor values(1,'TransCarioca',15);</text:p>
          </table:table-cell>
          <table:table-cell table:formula="of:=IF([.C16];CONCATENATE([.M16];2;[.L16];&quot;'TransBrasil'&quot;;[.L16];[.A16];[.N16]);&quot; &quot; )" office:value-type="string" office:string-value=" " calcext:value-type="string">
            <text:p><text:s/></text:p>
          </table:table-cell>
          <table:table-cell table:formula="of:=IF([.D16];CONCATENATE([.M16];3;[.L16];&quot;'TransOeste'&quot;;[.L16];[.A16];[.N16]);&quot; &quot; )" office:value-type="string" office:string-value=" " calcext:value-type="string">
            <text:p><text:s/></text:p>
          </table:table-cell>
          <table:table-cell table:formula="of:=IF([.E16];CONCATENATE([.M16];4;[.L16];&quot;'TransOlimpica'&quot;;[.L16];[.A16];[.N16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6:.E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17];CONCATENATE([.M17];1;[.L17];&quot;'TransCarioca'&quot;;[.L17];[.A17];[.N17]); &quot; &quot;)" office:value-type="string" office:string-value="insert into corredor values(1,'TransCarioca',16);" calcext:value-type="string">
            <text:p>insert into corredor values(1,'TransCarioca',16);</text:p>
          </table:table-cell>
          <table:table-cell table:formula="of:=IF([.C17];CONCATENATE([.M17];2;[.L17];&quot;'TransBrasil'&quot;;[.L17];[.A17];[.N17]);&quot; &quot; )" office:value-type="string" office:string-value=" " calcext:value-type="string">
            <text:p><text:s/></text:p>
          </table:table-cell>
          <table:table-cell table:formula="of:=IF([.D17];CONCATENATE([.M17];3;[.L17];&quot;'TransOeste'&quot;;[.L17];[.A17];[.N17]);&quot; &quot; )" office:value-type="string" office:string-value=" " calcext:value-type="string">
            <text:p><text:s/></text:p>
          </table:table-cell>
          <table:table-cell table:formula="of:=IF([.E17];CONCATENATE([.M17];4;[.L17];&quot;'TransOlimpica'&quot;;[.L17];[.A17];[.N17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7:.E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18];CONCATENATE([.M18];1;[.L18];&quot;'TransCarioca'&quot;;[.L18];[.A18];[.N18]); &quot; &quot;)" office:value-type="string" office:string-value="insert into corredor values(1,'TransCarioca',17);" calcext:value-type="string">
            <text:p>insert into corredor values(1,'TransCarioca',17);</text:p>
          </table:table-cell>
          <table:table-cell table:formula="of:=IF([.C18];CONCATENATE([.M18];2;[.L18];&quot;'TransBrasil'&quot;;[.L18];[.A18];[.N18]);&quot; &quot; )" office:value-type="string" office:string-value=" " calcext:value-type="string">
            <text:p><text:s/></text:p>
          </table:table-cell>
          <table:table-cell table:formula="of:=IF([.D18];CONCATENATE([.M18];3;[.L18];&quot;'TransOeste'&quot;;[.L18];[.A18];[.N18]);&quot; &quot; )" office:value-type="string" office:string-value=" " calcext:value-type="string">
            <text:p><text:s/></text:p>
          </table:table-cell>
          <table:table-cell table:formula="of:=IF([.E18];CONCATENATE([.M18];4;[.L18];&quot;'TransOlimpica'&quot;;[.L18];[.A18];[.N18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8:.E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19];CONCATENATE([.M19];1;[.L19];&quot;'TransCarioca'&quot;;[.L19];[.A19];[.N19]); &quot; &quot;)" office:value-type="string" office:string-value="insert into corredor values(1,'TransCarioca',18);" calcext:value-type="string">
            <text:p>insert into corredor values(1,'TransCarioca',18);</text:p>
          </table:table-cell>
          <table:table-cell table:formula="of:=IF([.C19];CONCATENATE([.M19];2;[.L19];&quot;'TransBrasil'&quot;;[.L19];[.A19];[.N19]);&quot; &quot; )" office:value-type="string" office:string-value=" " calcext:value-type="string">
            <text:p><text:s/></text:p>
          </table:table-cell>
          <table:table-cell table:formula="of:=IF([.D19];CONCATENATE([.M19];3;[.L19];&quot;'TransOeste'&quot;;[.L19];[.A19];[.N19]);&quot; &quot; )" office:value-type="string" office:string-value=" " calcext:value-type="string">
            <text:p><text:s/></text:p>
          </table:table-cell>
          <table:table-cell table:formula="of:=IF([.E19];CONCATENATE([.M19];4;[.L19];&quot;'TransOlimpica'&quot;;[.L19];[.A19];[.N19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9:.E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20];CONCATENATE([.M20];1;[.L20];&quot;'TransCarioca'&quot;;[.L20];[.A20];[.N20]); &quot; &quot;)" office:value-type="string" office:string-value="insert into corredor values(1,'TransCarioca',19);" calcext:value-type="string">
            <text:p>insert into corredor values(1,'TransCarioca',19);</text:p>
          </table:table-cell>
          <table:table-cell table:formula="of:=IF([.C20];CONCATENATE([.M20];2;[.L20];&quot;'TransBrasil'&quot;;[.L20];[.A20];[.N20]);&quot; &quot; )" office:value-type="string" office:string-value=" " calcext:value-type="string">
            <text:p><text:s/></text:p>
          </table:table-cell>
          <table:table-cell table:formula="of:=IF([.D20];CONCATENATE([.M20];3;[.L20];&quot;'TransOeste'&quot;;[.L20];[.A20];[.N20]);&quot; &quot; )" office:value-type="string" office:string-value=" " calcext:value-type="string">
            <text:p><text:s/></text:p>
          </table:table-cell>
          <table:table-cell table:formula="of:=IF([.E20];CONCATENATE([.M20];4;[.L20];&quot;'TransOlimpica'&quot;;[.L20];[.A20];[.N20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20:.E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21];CONCATENATE([.M21];1;[.L21];&quot;'TransCarioca'&quot;;[.L21];[.A21];[.N21]); &quot; &quot;)" office:value-type="string" office:string-value="insert into corredor values(1,'TransCarioca',20);" calcext:value-type="string">
            <text:p>insert into corredor values(1,'TransCarioca',20);</text:p>
          </table:table-cell>
          <table:table-cell table:formula="of:=IF([.C21];CONCATENATE([.M21];2;[.L21];&quot;'TransBrasil'&quot;;[.L21];[.A21];[.N21]);&quot; &quot; )" office:value-type="string" office:string-value=" " calcext:value-type="string">
            <text:p><text:s/></text:p>
          </table:table-cell>
          <table:table-cell table:formula="of:=IF([.D21];CONCATENATE([.M21];3;[.L21];&quot;'TransOeste'&quot;;[.L21];[.A21];[.N21]);&quot; &quot; )" office:value-type="string" office:string-value=" " calcext:value-type="string">
            <text:p><text:s/></text:p>
          </table:table-cell>
          <table:table-cell table:formula="of:=IF([.E21];CONCATENATE([.M21];4;[.L21];&quot;'TransOlimpica'&quot;;[.L21];[.A21];[.N21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21:.E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22];CONCATENATE([.M22];1;[.L22];&quot;'TransCarioca'&quot;;[.L22];[.A22];[.N22]); &quot; &quot;)" office:value-type="string" office:string-value="insert into corredor values(1,'TransCarioca',21);" calcext:value-type="string">
            <text:p>insert into corredor values(1,'TransCarioca',21);</text:p>
          </table:table-cell>
          <table:table-cell table:formula="of:=IF([.C22];CONCATENATE([.M22];2;[.L22];&quot;'TransBrasil'&quot;;[.L22];[.A22];[.N22]);&quot; &quot; )" office:value-type="string" office:string-value=" " calcext:value-type="string">
            <text:p><text:s/></text:p>
          </table:table-cell>
          <table:table-cell table:formula="of:=IF([.D22];CONCATENATE([.M22];3;[.L22];&quot;'TransOeste'&quot;;[.L22];[.A22];[.N22]);&quot; &quot; )" office:value-type="string" office:string-value=" " calcext:value-type="string">
            <text:p><text:s/></text:p>
          </table:table-cell>
          <table:table-cell table:formula="of:=IF([.E22];CONCATENATE([.M22];4;[.L22];&quot;'TransOlimpica'&quot;;[.L22];[.A22];[.N22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22:.E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23];CONCATENATE([.M23];1;[.L23];&quot;'TransCarioca'&quot;;[.L23];[.A23];[.N23]); &quot; &quot;)" office:value-type="string" office:string-value="insert into corredor values(1,'TransCarioca',22);" calcext:value-type="string">
            <text:p>insert into corredor values(1,'TransCarioca',22);</text:p>
          </table:table-cell>
          <table:table-cell table:formula="of:=IF([.C23];CONCATENATE([.M23];2;[.L23];&quot;'TransBrasil'&quot;;[.L23];[.A23];[.N23]);&quot; &quot; )" office:value-type="string" office:string-value=" " calcext:value-type="string">
            <text:p><text:s/></text:p>
          </table:table-cell>
          <table:table-cell table:formula="of:=IF([.D23];CONCATENATE([.M23];3;[.L23];&quot;'TransOeste'&quot;;[.L23];[.A23];[.N23]);&quot; &quot; )" office:value-type="string" office:string-value=" " calcext:value-type="string">
            <text:p><text:s/></text:p>
          </table:table-cell>
          <table:table-cell table:formula="of:=IF([.E23];CONCATENATE([.M23];4;[.L23];&quot;'TransOlimpica'&quot;;[.L23];[.A23];[.N23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23:.E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24];CONCATENATE([.M24];1;[.L24];&quot;'TransCarioca'&quot;;[.L24];[.A24];[.N24]); &quot; &quot;)" office:value-type="string" office:string-value="insert into corredor values(1,'TransCarioca',23);" calcext:value-type="string">
            <text:p>insert into corredor values(1,'TransCarioca',23);</text:p>
          </table:table-cell>
          <table:table-cell table:formula="of:=IF([.C24];CONCATENATE([.M24];2;[.L24];&quot;'TransBrasil'&quot;;[.L24];[.A24];[.N24]);&quot; &quot; )" office:value-type="string" office:string-value=" " calcext:value-type="string">
            <text:p><text:s/></text:p>
          </table:table-cell>
          <table:table-cell table:formula="of:=IF([.D24];CONCATENATE([.M24];3;[.L24];&quot;'TransOeste'&quot;;[.L24];[.A24];[.N24]);&quot; &quot; )" office:value-type="string" office:string-value=" " calcext:value-type="string">
            <text:p><text:s/></text:p>
          </table:table-cell>
          <table:table-cell table:formula="of:=IF([.E24];CONCATENATE([.M24];4;[.L24];&quot;'TransOlimpica'&quot;;[.L24];[.A24];[.N24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24:.E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25];CONCATENATE([.M25];1;[.L25];&quot;'TransCarioca'&quot;;[.L25];[.A25];[.N25]); &quot; &quot;)" office:value-type="string" office:string-value="insert into corredor values(1,'TransCarioca',24);" calcext:value-type="string">
            <text:p>insert into corredor values(1,'TransCarioca',24);</text:p>
          </table:table-cell>
          <table:table-cell table:formula="of:=IF([.C25];CONCATENATE([.M25];2;[.L25];&quot;'TransBrasil'&quot;;[.L25];[.A25];[.N25]);&quot; &quot; )" office:value-type="string" office:string-value=" " calcext:value-type="string">
            <text:p><text:s/></text:p>
          </table:table-cell>
          <table:table-cell table:formula="of:=IF([.D25];CONCATENATE([.M25];3;[.L25];&quot;'TransOeste'&quot;;[.L25];[.A25];[.N25]);&quot; &quot; )" office:value-type="string" office:string-value=" " calcext:value-type="string">
            <text:p><text:s/></text:p>
          </table:table-cell>
          <table:table-cell table:formula="of:=IF([.E25];CONCATENATE([.M25];4;[.L25];&quot;'TransOlimpica'&quot;;[.L25];[.A25];[.N25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25:.E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26];CONCATENATE([.M26];1;[.L26];&quot;'TransCarioca'&quot;;[.L26];[.A26];[.N26]); &quot; &quot;)" office:value-type="string" office:string-value="insert into corredor values(1,'TransCarioca',25);" calcext:value-type="string">
            <text:p>insert into corredor values(1,'TransCarioca',25);</text:p>
          </table:table-cell>
          <table:table-cell table:formula="of:=IF([.C26];CONCATENATE([.M26];2;[.L26];&quot;'TransBrasil'&quot;;[.L26];[.A26];[.N26]);&quot; &quot; )" office:value-type="string" office:string-value=" " calcext:value-type="string">
            <text:p><text:s/></text:p>
          </table:table-cell>
          <table:table-cell table:formula="of:=IF([.D26];CONCATENATE([.M26];3;[.L26];&quot;'TransOeste'&quot;;[.L26];[.A26];[.N26]);&quot; &quot; )" office:value-type="string" office:string-value=" " calcext:value-type="string">
            <text:p><text:s/></text:p>
          </table:table-cell>
          <table:table-cell table:formula="of:=IF([.E26];CONCATENATE([.M26];4;[.L26];&quot;'TransOlimpica'&quot;;[.L26];[.A26];[.N26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26:.E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27];CONCATENATE([.M27];1;[.L27];&quot;'TransCarioca'&quot;;[.L27];[.A27];[.N27]); &quot; &quot;)" office:value-type="string" office:string-value="insert into corredor values(1,'TransCarioca',26);" calcext:value-type="string">
            <text:p>insert into corredor values(1,'TransCarioca',26);</text:p>
          </table:table-cell>
          <table:table-cell table:formula="of:=IF([.C27];CONCATENATE([.M27];2;[.L27];&quot;'TransBrasil'&quot;;[.L27];[.A27];[.N27]);&quot; &quot; )" office:value-type="string" office:string-value=" " calcext:value-type="string">
            <text:p><text:s/></text:p>
          </table:table-cell>
          <table:table-cell table:formula="of:=IF([.D27];CONCATENATE([.M27];3;[.L27];&quot;'TransOeste'&quot;;[.L27];[.A27];[.N27]);&quot; &quot; )" office:value-type="string" office:string-value=" " calcext:value-type="string">
            <text:p><text:s/></text:p>
          </table:table-cell>
          <table:table-cell table:formula="of:=IF([.E27];CONCATENATE([.M27];4;[.L27];&quot;'TransOlimpica'&quot;;[.L27];[.A27];[.N27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27:.E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28];CONCATENATE([.M28];1;[.L28];&quot;'TransCarioca'&quot;;[.L28];[.A28];[.N28]); &quot; &quot;)" office:value-type="string" office:string-value="insert into corredor values(1,'TransCarioca',27);" calcext:value-type="string">
            <text:p>insert into corredor values(1,'TransCarioca',27);</text:p>
          </table:table-cell>
          <table:table-cell table:formula="of:=IF([.C28];CONCATENATE([.M28];2;[.L28];&quot;'TransBrasil'&quot;;[.L28];[.A28];[.N28]);&quot; &quot; )" office:value-type="string" office:string-value=" " calcext:value-type="string">
            <text:p><text:s/></text:p>
          </table:table-cell>
          <table:table-cell table:formula="of:=IF([.D28];CONCATENATE([.M28];3;[.L28];&quot;'TransOeste'&quot;;[.L28];[.A28];[.N28]);&quot; &quot; )" office:value-type="string" office:string-value=" " calcext:value-type="string">
            <text:p><text:s/></text:p>
          </table:table-cell>
          <table:table-cell table:formula="of:=IF([.E28];CONCATENATE([.M28];4;[.L28];&quot;'TransOlimpica'&quot;;[.L28];[.A28];[.N28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28:.E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29];CONCATENATE([.M29];1;[.L29];&quot;'TransCarioca'&quot;;[.L29];[.A29];[.N29]); &quot; &quot;)" office:value-type="string" office:string-value="insert into corredor values(1,'TransCarioca',28);" calcext:value-type="string">
            <text:p>insert into corredor values(1,'TransCarioca',28);</text:p>
          </table:table-cell>
          <table:table-cell table:formula="of:=IF([.C29];CONCATENATE([.M29];2;[.L29];&quot;'TransBrasil'&quot;;[.L29];[.A29];[.N29]);&quot; &quot; )" office:value-type="string" office:string-value=" " calcext:value-type="string">
            <text:p><text:s/></text:p>
          </table:table-cell>
          <table:table-cell table:formula="of:=IF([.D29];CONCATENATE([.M29];3;[.L29];&quot;'TransOeste'&quot;;[.L29];[.A29];[.N29]);&quot; &quot; )" office:value-type="string" office:string-value=" " calcext:value-type="string">
            <text:p><text:s/></text:p>
          </table:table-cell>
          <table:table-cell table:formula="of:=IF([.E29];CONCATENATE([.M29];4;[.L29];&quot;'TransOlimpica'&quot;;[.L29];[.A29];[.N29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29:.E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30];CONCATENATE([.M30];1;[.L30];&quot;'TransCarioca'&quot;;[.L30];[.A30];[.N30]); &quot; &quot;)" office:value-type="string" office:string-value="insert into corredor values(1,'TransCarioca',29);" calcext:value-type="string">
            <text:p>insert into corredor values(1,'TransCarioca',29);</text:p>
          </table:table-cell>
          <table:table-cell table:formula="of:=IF([.C30];CONCATENATE([.M30];2;[.L30];&quot;'TransBrasil'&quot;;[.L30];[.A30];[.N30]);&quot; &quot; )" office:value-type="string" office:string-value=" " calcext:value-type="string">
            <text:p><text:s/></text:p>
          </table:table-cell>
          <table:table-cell table:formula="of:=IF([.D30];CONCATENATE([.M30];3;[.L30];&quot;'TransOeste'&quot;;[.L30];[.A30];[.N30]);&quot; &quot; )" office:value-type="string" office:string-value=" " calcext:value-type="string">
            <text:p><text:s/></text:p>
          </table:table-cell>
          <table:table-cell table:formula="of:=IF([.E30];CONCATENATE([.M30];4;[.L30];&quot;'TransOlimpica'&quot;;[.L30];[.A30];[.N30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30:.E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31];CONCATENATE([.M31];1;[.L31];&quot;'TransCarioca'&quot;;[.L31];[.A31];[.N31]); &quot; &quot;)" office:value-type="string" office:string-value="insert into corredor values(1,'TransCarioca',30);" calcext:value-type="string">
            <text:p>insert into corredor values(1,'TransCarioca',30);</text:p>
          </table:table-cell>
          <table:table-cell table:formula="of:=IF([.C31];CONCATENATE([.M31];2;[.L31];&quot;'TransBrasil'&quot;;[.L31];[.A31];[.N31]);&quot; &quot; )" office:value-type="string" office:string-value=" " calcext:value-type="string">
            <text:p><text:s/></text:p>
          </table:table-cell>
          <table:table-cell table:formula="of:=IF([.D31];CONCATENATE([.M31];3;[.L31];&quot;'TransOeste'&quot;;[.L31];[.A31];[.N31]);&quot; &quot; )" office:value-type="string" office:string-value=" " calcext:value-type="string">
            <text:p><text:s/></text:p>
          </table:table-cell>
          <table:table-cell table:formula="of:=IF([.E31];CONCATENATE([.M31];4;[.L31];&quot;'TransOlimpica'&quot;;[.L31];[.A31];[.N31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31:.E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32];CONCATENATE([.M32];1;[.L32];&quot;'TransCarioca'&quot;;[.L32];[.A32];[.N32]); &quot; &quot;)" office:value-type="string" office:string-value="insert into corredor values(1,'TransCarioca',31);" calcext:value-type="string">
            <text:p>insert into corredor values(1,'TransCarioca',31);</text:p>
          </table:table-cell>
          <table:table-cell table:formula="of:=IF([.C32];CONCATENATE([.M32];2;[.L32];&quot;'TransBrasil'&quot;;[.L32];[.A32];[.N32]);&quot; &quot; )" office:value-type="string" office:string-value=" " calcext:value-type="string">
            <text:p><text:s/></text:p>
          </table:table-cell>
          <table:table-cell table:formula="of:=IF([.D32];CONCATENATE([.M32];3;[.L32];&quot;'TransOeste'&quot;;[.L32];[.A32];[.N32]);&quot; &quot; )" office:value-type="string" office:string-value=" " calcext:value-type="string">
            <text:p><text:s/></text:p>
          </table:table-cell>
          <table:table-cell table:formula="of:=IF([.E32];CONCATENATE([.M32];4;[.L32];&quot;'TransOlimpica'&quot;;[.L32];[.A32];[.N32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32:.E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33];CONCATENATE([.M33];1;[.L33];&quot;'TransCarioca'&quot;;[.L33];[.A33];[.N33]); &quot; &quot;)" office:value-type="string" office:string-value="insert into corredor values(1,'TransCarioca',32);" calcext:value-type="string">
            <text:p>insert into corredor values(1,'TransCarioca',32);</text:p>
          </table:table-cell>
          <table:table-cell table:formula="of:=IF([.C33];CONCATENATE([.M33];2;[.L33];&quot;'TransBrasil'&quot;;[.L33];[.A33];[.N33]);&quot; &quot; )" office:value-type="string" office:string-value=" " calcext:value-type="string">
            <text:p><text:s/></text:p>
          </table:table-cell>
          <table:table-cell table:formula="of:=IF([.D33];CONCATENATE([.M33];3;[.L33];&quot;'TransOeste'&quot;;[.L33];[.A33];[.N33]);&quot; &quot; )" office:value-type="string" office:string-value=" " calcext:value-type="string">
            <text:p><text:s/></text:p>
          </table:table-cell>
          <table:table-cell table:formula="of:=IF([.E33];CONCATENATE([.M33];4;[.L33];&quot;'TransOlimpica'&quot;;[.L33];[.A33];[.N33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33:.E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34];CONCATENATE([.M34];1;[.L34];&quot;'TransCarioca'&quot;;[.L34];[.A34];[.N34]); &quot; &quot;)" office:value-type="string" office:string-value="insert into corredor values(1,'TransCarioca',33);" calcext:value-type="string">
            <text:p>insert into corredor values(1,'TransCarioca',33);</text:p>
          </table:table-cell>
          <table:table-cell table:formula="of:=IF([.C34];CONCATENATE([.M34];2;[.L34];&quot;'TransBrasil'&quot;;[.L34];[.A34];[.N34]);&quot; &quot; )" office:value-type="string" office:string-value=" " calcext:value-type="string">
            <text:p><text:s/></text:p>
          </table:table-cell>
          <table:table-cell table:formula="of:=IF([.D34];CONCATENATE([.M34];3;[.L34];&quot;'TransOeste'&quot;;[.L34];[.A34];[.N34]);&quot; &quot; )" office:value-type="string" office:string-value=" " calcext:value-type="string">
            <text:p><text:s/></text:p>
          </table:table-cell>
          <table:table-cell table:formula="of:=IF([.E34];CONCATENATE([.M34];4;[.L34];&quot;'TransOlimpica'&quot;;[.L34];[.A34];[.N34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34:.E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35];CONCATENATE([.M35];1;[.L35];&quot;'TransCarioca'&quot;;[.L35];[.A35];[.N35]); &quot; &quot;)" office:value-type="string" office:string-value="insert into corredor values(1,'TransCarioca',34);" calcext:value-type="string">
            <text:p>insert into corredor values(1,'TransCarioca',34);</text:p>
          </table:table-cell>
          <table:table-cell table:formula="of:=IF([.C35];CONCATENATE([.M35];2;[.L35];&quot;'TransBrasil'&quot;;[.L35];[.A35];[.N35]);&quot; &quot; )" office:value-type="string" office:string-value=" " calcext:value-type="string">
            <text:p><text:s/></text:p>
          </table:table-cell>
          <table:table-cell table:formula="of:=IF([.D35];CONCATENATE([.M35];3;[.L35];&quot;'TransOeste'&quot;;[.L35];[.A35];[.N35]);&quot; &quot; )" office:value-type="string" office:string-value=" " calcext:value-type="string">
            <text:p><text:s/></text:p>
          </table:table-cell>
          <table:table-cell table:formula="of:=IF([.E35];CONCATENATE([.M35];4;[.L35];&quot;'TransOlimpica'&quot;;[.L35];[.A35];[.N35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35:.E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36];CONCATENATE([.M36];1;[.L36];&quot;'TransCarioca'&quot;;[.L36];[.A36];[.N36]); &quot; &quot;)" office:value-type="string" office:string-value="insert into corredor values(1,'TransCarioca',35);" calcext:value-type="string">
            <text:p>insert into corredor values(1,'TransCarioca',35);</text:p>
          </table:table-cell>
          <table:table-cell table:formula="of:=IF([.C36];CONCATENATE([.M36];2;[.L36];&quot;'TransBrasil'&quot;;[.L36];[.A36];[.N36]);&quot; &quot; )" office:value-type="string" office:string-value=" " calcext:value-type="string">
            <text:p><text:s/></text:p>
          </table:table-cell>
          <table:table-cell table:formula="of:=IF([.D36];CONCATENATE([.M36];3;[.L36];&quot;'TransOeste'&quot;;[.L36];[.A36];[.N36]);&quot; &quot; )" office:value-type="string" office:string-value=" " calcext:value-type="string">
            <text:p><text:s/></text:p>
          </table:table-cell>
          <table:table-cell table:formula="of:=IF([.E36];CONCATENATE([.M36];4;[.L36];&quot;'TransOlimpica'&quot;;[.L36];[.A36];[.N36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36:.E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37];CONCATENATE([.M37];1;[.L37];&quot;'TransCarioca'&quot;;[.L37];[.A37];[.N37]); &quot; &quot;)" office:value-type="string" office:string-value="insert into corredor values(1,'TransCarioca',36);" calcext:value-type="string">
            <text:p>insert into corredor values(1,'TransCarioca',36);</text:p>
          </table:table-cell>
          <table:table-cell table:formula="of:=IF([.C37];CONCATENATE([.M37];2;[.L37];&quot;'TransBrasil'&quot;;[.L37];[.A37];[.N37]);&quot; &quot; )" office:value-type="string" office:string-value=" " calcext:value-type="string">
            <text:p><text:s/></text:p>
          </table:table-cell>
          <table:table-cell table:formula="of:=IF([.D37];CONCATENATE([.M37];3;[.L37];&quot;'TransOeste'&quot;;[.L37];[.A37];[.N37]);&quot; &quot; )" office:value-type="string" office:string-value=" " calcext:value-type="string">
            <text:p><text:s/></text:p>
          </table:table-cell>
          <table:table-cell table:formula="of:=IF([.E37];CONCATENATE([.M37];4;[.L37];&quot;'TransOlimpica'&quot;;[.L37];[.A37];[.N37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37:.E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38];CONCATENATE([.M38];1;[.L38];&quot;'TransCarioca'&quot;;[.L38];[.A38];[.N38]); &quot; &quot;)" office:value-type="string" office:string-value="insert into corredor values(1,'TransCarioca',37);" calcext:value-type="string">
            <text:p>insert into corredor values(1,'TransCarioca',37);</text:p>
          </table:table-cell>
          <table:table-cell table:formula="of:=IF([.C38];CONCATENATE([.M38];2;[.L38];&quot;'TransBrasil'&quot;;[.L38];[.A38];[.N38]);&quot; &quot; )" office:value-type="string" office:string-value=" " calcext:value-type="string">
            <text:p><text:s/></text:p>
          </table:table-cell>
          <table:table-cell table:formula="of:=IF([.D38];CONCATENATE([.M38];3;[.L38];&quot;'TransOeste'&quot;;[.L38];[.A38];[.N38]);&quot; &quot; )" office:value-type="string" office:string-value=" " calcext:value-type="string">
            <text:p><text:s/></text:p>
          </table:table-cell>
          <table:table-cell table:formula="of:=IF([.E38];CONCATENATE([.M38];4;[.L38];&quot;'TransOlimpica'&quot;;[.L38];[.A38];[.N38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38:.E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39];CONCATENATE([.M39];1;[.L39];&quot;'TransCarioca'&quot;;[.L39];[.A39];[.N39]); &quot; &quot;)" office:value-type="string" office:string-value="insert into corredor values(1,'TransCarioca',38);" calcext:value-type="string">
            <text:p>insert into corredor values(1,'TransCarioca',38);</text:p>
          </table:table-cell>
          <table:table-cell table:formula="of:=IF([.C39];CONCATENATE([.M39];2;[.L39];&quot;'TransBrasil'&quot;;[.L39];[.A39];[.N39]);&quot; &quot; )" office:value-type="string" office:string-value=" " calcext:value-type="string">
            <text:p><text:s/></text:p>
          </table:table-cell>
          <table:table-cell table:formula="of:=IF([.D39];CONCATENATE([.M39];3;[.L39];&quot;'TransOeste'&quot;;[.L39];[.A39];[.N39]);&quot; &quot; )" office:value-type="string" office:string-value=" " calcext:value-type="string">
            <text:p><text:s/></text:p>
          </table:table-cell>
          <table:table-cell table:formula="of:=IF([.E39];CONCATENATE([.M39];4;[.L39];&quot;'TransOlimpica'&quot;;[.L39];[.A39];[.N39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39:.E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40];CONCATENATE([.M40];1;[.L40];&quot;'TransCarioca'&quot;;[.L40];[.A40];[.N40]); &quot; &quot;)" office:value-type="string" office:string-value="insert into corredor values(1,'TransCarioca',39);" calcext:value-type="string">
            <text:p>insert into corredor values(1,'TransCarioca',39);</text:p>
          </table:table-cell>
          <table:table-cell table:formula="of:=IF([.C40];CONCATENATE([.M40];2;[.L40];&quot;'TransBrasil'&quot;;[.L40];[.A40];[.N40]);&quot; &quot; )" office:value-type="string" office:string-value=" " calcext:value-type="string">
            <text:p><text:s/></text:p>
          </table:table-cell>
          <table:table-cell table:formula="of:=IF([.D40];CONCATENATE([.M40];3;[.L40];&quot;'TransOeste'&quot;;[.L40];[.A40];[.N40]);&quot; &quot; )" office:value-type="string" office:string-value=" " calcext:value-type="string">
            <text:p><text:s/></text:p>
          </table:table-cell>
          <table:table-cell table:formula="of:=IF([.E40];CONCATENATE([.M40];4;[.L40];&quot;'TransOlimpica'&quot;;[.L40];[.A40];[.N40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40:.E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41];CONCATENATE([.M41];1;[.L41];&quot;'TransCarioca'&quot;;[.L41];[.A41];[.N41]); &quot; &quot;)" office:value-type="string" office:string-value="insert into corredor values(1,'TransCarioca',40);" calcext:value-type="string">
            <text:p>insert into corredor values(1,'TransCarioca',40);</text:p>
          </table:table-cell>
          <table:table-cell table:formula="of:=IF([.C41];CONCATENATE([.M41];2;[.L41];&quot;'TransBrasil'&quot;;[.L41];[.A41];[.N41]);&quot; &quot; )" office:value-type="string" office:string-value=" " calcext:value-type="string">
            <text:p><text:s/></text:p>
          </table:table-cell>
          <table:table-cell table:formula="of:=IF([.D41];CONCATENATE([.M41];3;[.L41];&quot;'TransOeste'&quot;;[.L41];[.A41];[.N41]);&quot; &quot; )" office:value-type="string" office:string-value=" " calcext:value-type="string">
            <text:p><text:s/></text:p>
          </table:table-cell>
          <table:table-cell table:formula="of:=IF([.E41];CONCATENATE([.M41];4;[.L41];&quot;'TransOlimpica'&quot;;[.L41];[.A41];[.N41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41:.E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42];CONCATENATE([.M42];1;[.L42];&quot;'TransCarioca'&quot;;[.L42];[.A42];[.N42]); &quot; &quot;)" office:value-type="string" office:string-value="insert into corredor values(1,'TransCarioca',41);" calcext:value-type="string">
            <text:p>insert into corredor values(1,'TransCarioca',41);</text:p>
          </table:table-cell>
          <table:table-cell table:formula="of:=IF([.C42];CONCATENATE([.M42];2;[.L42];&quot;'TransBrasil'&quot;;[.L42];[.A42];[.N42]);&quot; &quot; )" office:value-type="string" office:string-value=" " calcext:value-type="string">
            <text:p><text:s/></text:p>
          </table:table-cell>
          <table:table-cell table:formula="of:=IF([.D42];CONCATENATE([.M42];3;[.L42];&quot;'TransOeste'&quot;;[.L42];[.A42];[.N42]);&quot; &quot; )" office:value-type="string" office:string-value=" " calcext:value-type="string">
            <text:p><text:s/></text:p>
          </table:table-cell>
          <table:table-cell table:formula="of:=IF([.E42];CONCATENATE([.M42];4;[.L42];&quot;'TransOlimpica'&quot;;[.L42];[.A42];[.N42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42:.E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43];CONCATENATE([.M43];1;[.L43];&quot;'TransCarioca'&quot;;[.L43];[.A43];[.N43]); &quot; &quot;)" office:value-type="string" office:string-value="insert into corredor values(1,'TransCarioca',42);" calcext:value-type="string">
            <text:p>insert into corredor values(1,'TransCarioca',42);</text:p>
          </table:table-cell>
          <table:table-cell table:formula="of:=IF([.C43];CONCATENATE([.M43];2;[.L43];&quot;'TransBrasil'&quot;;[.L43];[.A43];[.N43]);&quot; &quot; )" office:value-type="string" office:string-value=" " calcext:value-type="string">
            <text:p><text:s/></text:p>
          </table:table-cell>
          <table:table-cell table:formula="of:=IF([.D43];CONCATENATE([.M43];3;[.L43];&quot;'TransOeste'&quot;;[.L43];[.A43];[.N43]);&quot; &quot; )" office:value-type="string" office:string-value=" " calcext:value-type="string">
            <text:p><text:s/></text:p>
          </table:table-cell>
          <table:table-cell table:formula="of:=IF([.E43];CONCATENATE([.M43];4;[.L43];&quot;'TransOlimpica'&quot;;[.L43];[.A43];[.N43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43:.E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44];CONCATENATE([.M44];1;[.L44];&quot;'TransCarioca'&quot;;[.L44];[.A44];[.N44]); &quot; &quot;)" office:value-type="string" office:string-value="insert into corredor values(1,'TransCarioca',43);" calcext:value-type="string">
            <text:p>insert into corredor values(1,'TransCarioca',43);</text:p>
          </table:table-cell>
          <table:table-cell table:formula="of:=IF([.C44];CONCATENATE([.M44];2;[.L44];&quot;'TransBrasil'&quot;;[.L44];[.A44];[.N44]);&quot; &quot; )" office:value-type="string" office:string-value=" " calcext:value-type="string">
            <text:p><text:s/></text:p>
          </table:table-cell>
          <table:table-cell table:formula="of:=IF([.D44];CONCATENATE([.M44];3;[.L44];&quot;'TransOeste'&quot;;[.L44];[.A44];[.N44]);&quot; &quot; )" office:value-type="string" office:string-value=" " calcext:value-type="string">
            <text:p><text:s/></text:p>
          </table:table-cell>
          <table:table-cell table:formula="of:=IF([.E44];CONCATENATE([.M44];4;[.L44];&quot;'TransOlimpica'&quot;;[.L44];[.A44];[.N44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44:.E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45];CONCATENATE([.M45];1;[.L45];&quot;'TransCarioca'&quot;;[.L45];[.A45];[.N45]); &quot; &quot;)" office:value-type="string" office:string-value="insert into corredor values(1,'TransCarioca',44);" calcext:value-type="string">
            <text:p>insert into corredor values(1,'TransCarioca',44);</text:p>
          </table:table-cell>
          <table:table-cell table:formula="of:=IF([.C45];CONCATENATE([.M45];2;[.L45];&quot;'TransBrasil'&quot;;[.L45];[.A45];[.N45]);&quot; &quot; )" office:value-type="string" office:string-value=" " calcext:value-type="string">
            <text:p><text:s/></text:p>
          </table:table-cell>
          <table:table-cell table:formula="of:=IF([.D45];CONCATENATE([.M45];3;[.L45];&quot;'TransOeste'&quot;;[.L45];[.A45];[.N45]);&quot; &quot; )" office:value-type="string" office:string-value=" " calcext:value-type="string">
            <text:p><text:s/></text:p>
          </table:table-cell>
          <table:table-cell table:formula="of:=IF([.E45];CONCATENATE([.M45];4;[.L45];&quot;'TransOlimpica'&quot;;[.L45];[.A45];[.N45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45:.E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46];CONCATENATE([.M46];1;[.L46];&quot;'TransCarioca'&quot;;[.L46];[.A46];[.N46]); &quot; &quot;)" office:value-type="string" office:string-value="insert into corredor values(1,'TransCarioca',45);" calcext:value-type="string">
            <text:p>insert into corredor values(1,'TransCarioca',45);</text:p>
          </table:table-cell>
          <table:table-cell table:formula="of:=IF([.C46];CONCATENATE([.M46];2;[.L46];&quot;'TransBrasil'&quot;;[.L46];[.A46];[.N46]);&quot; &quot; )" office:value-type="string" office:string-value=" " calcext:value-type="string">
            <text:p><text:s/></text:p>
          </table:table-cell>
          <table:table-cell table:formula="of:=IF([.D46];CONCATENATE([.M46];3;[.L46];&quot;'TransOeste'&quot;;[.L46];[.A46];[.N46]);&quot; &quot; )" office:value-type="string" office:string-value=" " calcext:value-type="string">
            <text:p><text:s/></text:p>
          </table:table-cell>
          <table:table-cell table:formula="of:=IF([.E46];CONCATENATE([.M46];4;[.L46];&quot;'TransOlimpica'&quot;;[.L46];[.A46];[.N46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46:.E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47];CONCATENATE([.M47];1;[.L47];&quot;'TransCarioca'&quot;;[.L47];[.A47];[.N47]); &quot; &quot;)" office:value-type="string" office:string-value="insert into corredor values(1,'TransCarioca',46);" calcext:value-type="string">
            <text:p>insert into corredor values(1,'TransCarioca',46);</text:p>
          </table:table-cell>
          <table:table-cell table:formula="of:=IF([.C47];CONCATENATE([.M47];2;[.L47];&quot;'TransBrasil'&quot;;[.L47];[.A47];[.N47]);&quot; &quot; )" office:value-type="string" office:string-value=" " calcext:value-type="string">
            <text:p><text:s/></text:p>
          </table:table-cell>
          <table:table-cell table:formula="of:=IF([.D47];CONCATENATE([.M47];3;[.L47];&quot;'TransOeste'&quot;;[.L47];[.A47];[.N47]);&quot; &quot; )" office:value-type="string" office:string-value=" " calcext:value-type="string">
            <text:p><text:s/></text:p>
          </table:table-cell>
          <table:table-cell table:formula="of:=IF([.E47];CONCATENATE([.M47];4;[.L47];&quot;'TransOlimpica'&quot;;[.L47];[.A47];[.N47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47:.E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48];CONCATENATE([.M48];1;[.L48];&quot;'TransCarioca'&quot;;[.L48];[.A48];[.N48]); &quot; &quot;)" office:value-type="string" office:string-value="insert into corredor values(1,'TransCarioca',47);" calcext:value-type="string">
            <text:p>insert into corredor values(1,'TransCarioca',47);</text:p>
          </table:table-cell>
          <table:table-cell table:formula="of:=IF([.C48];CONCATENATE([.M48];2;[.L48];&quot;'TransBrasil'&quot;;[.L48];[.A48];[.N48]);&quot; &quot; )" office:value-type="string" office:string-value=" " calcext:value-type="string">
            <text:p><text:s/></text:p>
          </table:table-cell>
          <table:table-cell table:formula="of:=IF([.D48];CONCATENATE([.M48];3;[.L48];&quot;'TransOeste'&quot;;[.L48];[.A48];[.N48]);&quot; &quot; )" office:value-type="string" office:string-value=" " calcext:value-type="string">
            <text:p><text:s/></text:p>
          </table:table-cell>
          <table:table-cell table:formula="of:=IF([.E48];CONCATENATE([.M48];4;[.L48];&quot;'TransOlimpica'&quot;;[.L48];[.A48];[.N48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48:.E4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49];CONCATENATE([.M49];1;[.L49];&quot;'TransCarioca'&quot;;[.L49];[.A49];[.N49]); &quot; &quot;)" office:value-type="string" office:string-value="insert into corredor values(1,'TransCarioca',48);" calcext:value-type="string">
            <text:p>insert into corredor values(1,'TransCarioca',48);</text:p>
          </table:table-cell>
          <table:table-cell table:formula="of:=IF([.C49];CONCATENATE([.M49];2;[.L49];&quot;'TransBrasil'&quot;;[.L49];[.A49];[.N49]);&quot; &quot; )" office:value-type="string" office:string-value=" " calcext:value-type="string">
            <text:p><text:s/></text:p>
          </table:table-cell>
          <table:table-cell table:formula="of:=IF([.D49];CONCATENATE([.M49];3;[.L49];&quot;'TransOeste'&quot;;[.L49];[.A49];[.N49]);&quot; &quot; )" office:value-type="string" office:string-value=" " calcext:value-type="string">
            <text:p><text:s/></text:p>
          </table:table-cell>
          <table:table-cell table:formula="of:=IF([.E49];CONCATENATE([.M49];4;[.L49];&quot;'TransOlimpica'&quot;;[.L49];[.A49];[.N49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49:.E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B50];CONCATENATE([.M50];1;[.L50];&quot;'TransCarioca'&quot;;[.L50];[.A50];[.N50]); &quot; &quot;)" office:value-type="string" office:string-value="insert into corredor values(1,'TransCarioca',49);" calcext:value-type="string">
            <text:p>insert into corredor values(1,'TransCarioca',49);</text:p>
          </table:table-cell>
          <table:table-cell table:formula="of:=IF([.C50];CONCATENATE([.M50];2;[.L50];&quot;'TransBrasil'&quot;;[.L50];[.A50];[.N50]);&quot; &quot; )" office:value-type="string" office:string-value=" " calcext:value-type="string">
            <text:p><text:s/></text:p>
          </table:table-cell>
          <table:table-cell table:formula="of:=IF([.D50];CONCATENATE([.M50];3;[.L50];&quot;'TransOeste'&quot;;[.L50];[.A50];[.N50]);&quot; &quot; )" office:value-type="string" office:string-value=" " calcext:value-type="string">
            <text:p><text:s/></text:p>
          </table:table-cell>
          <table:table-cell table:formula="of:=IF([.E50];CONCATENATE([.M50];4;[.L50];&quot;'TransOlimpica'&quot;;[.L50];[.A50];[.N50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50:.E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1];CONCATENATE([.M51];1;[.L51];&quot;'TransCarioca'&quot;;[.L51];[.A51];[.N51]); &quot; &quot;)" office:value-type="string" office:string-value="insert into corredor values(1,'TransCarioca',50);" calcext:value-type="string">
            <text:p>insert into corredor values(1,'TransCarioca',50);</text:p>
          </table:table-cell>
          <table:table-cell table:formula="of:=IF([.C51];CONCATENATE([.M51];2;[.L51];&quot;'TransBrasil'&quot;;[.L51];[.A51];[.N51]);&quot; &quot; )" office:value-type="string" office:string-value=" " calcext:value-type="string">
            <text:p><text:s/></text:p>
          </table:table-cell>
          <table:table-cell table:formula="of:=IF([.D51];CONCATENATE([.M51];3;[.L51];&quot;'TransOeste'&quot;;[.L51];[.A51];[.N51]);&quot; &quot; )" office:value-type="string" office:string-value="insert into corredor values(3,'TransOeste',50);" calcext:value-type="string">
            <text:p>insert into corredor values(3,'TransOeste',50);</text:p>
          </table:table-cell>
          <table:table-cell table:formula="of:=IF([.E51];CONCATENATE([.M51];4;[.L51];&quot;'TransOlimpica'&quot;;[.L51];[.A51];[.N51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51:.E5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2];CONCATENATE([.M52];1;[.L52];&quot;'TransCarioca'&quot;;[.L52];[.A52];[.N52]); &quot; &quot;)" office:value-type="string" office:string-value=" " calcext:value-type="string">
            <text:p><text:s/></text:p>
          </table:table-cell>
          <table:table-cell table:formula="of:=IF([.C52];CONCATENATE([.M52];2;[.L52];&quot;'TransBrasil'&quot;;[.L52];[.A52];[.N52]);&quot; &quot; )" office:value-type="string" office:string-value=" " calcext:value-type="string">
            <text:p><text:s/></text:p>
          </table:table-cell>
          <table:table-cell table:formula="of:=IF([.D52];CONCATENATE([.M52];3;[.L52];&quot;'TransOeste'&quot;;[.L52];[.A52];[.N52]);&quot; &quot; )" office:value-type="string" office:string-value="insert into corredor values(3,'TransOeste',51);" calcext:value-type="string">
            <text:p>insert into corredor values(3,'TransOeste',51);</text:p>
          </table:table-cell>
          <table:table-cell table:formula="of:=IF([.E52];CONCATENATE([.M52];4;[.L52];&quot;'TransOlimpica'&quot;;[.L52];[.A52];[.N52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52:.E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3];CONCATENATE([.M53];1;[.L53];&quot;'TransCarioca'&quot;;[.L53];[.A53];[.N53]); &quot; &quot;)" office:value-type="string" office:string-value=" " calcext:value-type="string">
            <text:p><text:s/></text:p>
          </table:table-cell>
          <table:table-cell table:formula="of:=IF([.C53];CONCATENATE([.M53];2;[.L53];&quot;'TransBrasil'&quot;;[.L53];[.A53];[.N53]);&quot; &quot; )" office:value-type="string" office:string-value=" " calcext:value-type="string">
            <text:p><text:s/></text:p>
          </table:table-cell>
          <table:table-cell table:formula="of:=IF([.D53];CONCATENATE([.M53];3;[.L53];&quot;'TransOeste'&quot;;[.L53];[.A53];[.N53]);&quot; &quot; )" office:value-type="string" office:string-value="insert into corredor values(3,'TransOeste',52);" calcext:value-type="string">
            <text:p>insert into corredor values(3,'TransOeste',52);</text:p>
          </table:table-cell>
          <table:table-cell table:formula="of:=IF([.E53];CONCATENATE([.M53];4;[.L53];&quot;'TransOlimpica'&quot;;[.L53];[.A53];[.N53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53:.E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4];CONCATENATE([.M54];1;[.L54];&quot;'TransCarioca'&quot;;[.L54];[.A54];[.N54]); &quot; &quot;)" office:value-type="string" office:string-value=" " calcext:value-type="string">
            <text:p><text:s/></text:p>
          </table:table-cell>
          <table:table-cell table:formula="of:=IF([.C54];CONCATENATE([.M54];2;[.L54];&quot;'TransBrasil'&quot;;[.L54];[.A54];[.N54]);&quot; &quot; )" office:value-type="string" office:string-value=" " calcext:value-type="string">
            <text:p><text:s/></text:p>
          </table:table-cell>
          <table:table-cell table:formula="of:=IF([.D54];CONCATENATE([.M54];3;[.L54];&quot;'TransOeste'&quot;;[.L54];[.A54];[.N54]);&quot; &quot; )" office:value-type="string" office:string-value="insert into corredor values(3,'TransOeste',53);" calcext:value-type="string">
            <text:p>insert into corredor values(3,'TransOeste',53);</text:p>
          </table:table-cell>
          <table:table-cell table:formula="of:=IF([.E54];CONCATENATE([.M54];4;[.L54];&quot;'TransOlimpica'&quot;;[.L54];[.A54];[.N54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54:.E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5];CONCATENATE([.M55];1;[.L55];&quot;'TransCarioca'&quot;;[.L55];[.A55];[.N55]); &quot; &quot;)" office:value-type="string" office:string-value=" " calcext:value-type="string">
            <text:p><text:s/></text:p>
          </table:table-cell>
          <table:table-cell table:formula="of:=IF([.C55];CONCATENATE([.M55];2;[.L55];&quot;'TransBrasil'&quot;;[.L55];[.A55];[.N55]);&quot; &quot; )" office:value-type="string" office:string-value=" " calcext:value-type="string">
            <text:p><text:s/></text:p>
          </table:table-cell>
          <table:table-cell table:formula="of:=IF([.D55];CONCATENATE([.M55];3;[.L55];&quot;'TransOeste'&quot;;[.L55];[.A55];[.N55]);&quot; &quot; )" office:value-type="string" office:string-value="insert into corredor values(3,'TransOeste',54);" calcext:value-type="string">
            <text:p>insert into corredor values(3,'TransOeste',54);</text:p>
          </table:table-cell>
          <table:table-cell table:formula="of:=IF([.E55];CONCATENATE([.M55];4;[.L55];&quot;'TransOlimpica'&quot;;[.L55];[.A55];[.N55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55:.E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6];CONCATENATE([.M56];1;[.L56];&quot;'TransCarioca'&quot;;[.L56];[.A56];[.N56]); &quot; &quot;)" office:value-type="string" office:string-value=" " calcext:value-type="string">
            <text:p><text:s/></text:p>
          </table:table-cell>
          <table:table-cell table:formula="of:=IF([.C56];CONCATENATE([.M56];2;[.L56];&quot;'TransBrasil'&quot;;[.L56];[.A56];[.N56]);&quot; &quot; )" office:value-type="string" office:string-value=" " calcext:value-type="string">
            <text:p><text:s/></text:p>
          </table:table-cell>
          <table:table-cell table:formula="of:=IF([.D56];CONCATENATE([.M56];3;[.L56];&quot;'TransOeste'&quot;;[.L56];[.A56];[.N56]);&quot; &quot; )" office:value-type="string" office:string-value="insert into corredor values(3,'TransOeste',55);" calcext:value-type="string">
            <text:p>insert into corredor values(3,'TransOeste',55);</text:p>
          </table:table-cell>
          <table:table-cell table:formula="of:=IF([.E56];CONCATENATE([.M56];4;[.L56];&quot;'TransOlimpica'&quot;;[.L56];[.A56];[.N56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56:.E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7];CONCATENATE([.M57];1;[.L57];&quot;'TransCarioca'&quot;;[.L57];[.A57];[.N57]); &quot; &quot;)" office:value-type="string" office:string-value=" " calcext:value-type="string">
            <text:p><text:s/></text:p>
          </table:table-cell>
          <table:table-cell table:formula="of:=IF([.C57];CONCATENATE([.M57];2;[.L57];&quot;'TransBrasil'&quot;;[.L57];[.A57];[.N57]);&quot; &quot; )" office:value-type="string" office:string-value=" " calcext:value-type="string">
            <text:p><text:s/></text:p>
          </table:table-cell>
          <table:table-cell table:formula="of:=IF([.D57];CONCATENATE([.M57];3;[.L57];&quot;'TransOeste'&quot;;[.L57];[.A57];[.N57]);&quot; &quot; )" office:value-type="string" office:string-value="insert into corredor values(3,'TransOeste',56);" calcext:value-type="string">
            <text:p>insert into corredor values(3,'TransOeste',56);</text:p>
          </table:table-cell>
          <table:table-cell table:formula="of:=IF([.E57];CONCATENATE([.M57];4;[.L57];&quot;'TransOlimpica'&quot;;[.L57];[.A57];[.N57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57:.E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8];CONCATENATE([.M58];1;[.L58];&quot;'TransCarioca'&quot;;[.L58];[.A58];[.N58]); &quot; &quot;)" office:value-type="string" office:string-value=" " calcext:value-type="string">
            <text:p><text:s/></text:p>
          </table:table-cell>
          <table:table-cell table:formula="of:=IF([.C58];CONCATENATE([.M58];2;[.L58];&quot;'TransBrasil'&quot;;[.L58];[.A58];[.N58]);&quot; &quot; )" office:value-type="string" office:string-value=" " calcext:value-type="string">
            <text:p><text:s/></text:p>
          </table:table-cell>
          <table:table-cell table:formula="of:=IF([.D58];CONCATENATE([.M58];3;[.L58];&quot;'TransOeste'&quot;;[.L58];[.A58];[.N58]);&quot; &quot; )" office:value-type="string" office:string-value="insert into corredor values(3,'TransOeste',57);" calcext:value-type="string">
            <text:p>insert into corredor values(3,'TransOeste',57);</text:p>
          </table:table-cell>
          <table:table-cell table:formula="of:=IF([.E58];CONCATENATE([.M58];4;[.L58];&quot;'TransOlimpica'&quot;;[.L58];[.A58];[.N58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58:.E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9];CONCATENATE([.M59];1;[.L59];&quot;'TransCarioca'&quot;;[.L59];[.A59];[.N59]); &quot; &quot;)" office:value-type="string" office:string-value=" " calcext:value-type="string">
            <text:p><text:s/></text:p>
          </table:table-cell>
          <table:table-cell table:formula="of:=IF([.C59];CONCATENATE([.M59];2;[.L59];&quot;'TransBrasil'&quot;;[.L59];[.A59];[.N59]);&quot; &quot; )" office:value-type="string" office:string-value=" " calcext:value-type="string">
            <text:p><text:s/></text:p>
          </table:table-cell>
          <table:table-cell table:formula="of:=IF([.D59];CONCATENATE([.M59];3;[.L59];&quot;'TransOeste'&quot;;[.L59];[.A59];[.N59]);&quot; &quot; )" office:value-type="string" office:string-value="insert into corredor values(3,'TransOeste',58);" calcext:value-type="string">
            <text:p>insert into corredor values(3,'TransOeste',58);</text:p>
          </table:table-cell>
          <table:table-cell table:formula="of:=IF([.E59];CONCATENATE([.M59];4;[.L59];&quot;'TransOlimpica'&quot;;[.L59];[.A59];[.N59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59:.E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0];CONCATENATE([.M60];1;[.L60];&quot;'TransCarioca'&quot;;[.L60];[.A60];[.N60]); &quot; &quot;)" office:value-type="string" office:string-value=" " calcext:value-type="string">
            <text:p><text:s/></text:p>
          </table:table-cell>
          <table:table-cell table:formula="of:=IF([.C60];CONCATENATE([.M60];2;[.L60];&quot;'TransBrasil'&quot;;[.L60];[.A60];[.N60]);&quot; &quot; )" office:value-type="string" office:string-value=" " calcext:value-type="string">
            <text:p><text:s/></text:p>
          </table:table-cell>
          <table:table-cell table:formula="of:=IF([.D60];CONCATENATE([.M60];3;[.L60];&quot;'TransOeste'&quot;;[.L60];[.A60];[.N60]);&quot; &quot; )" office:value-type="string" office:string-value="insert into corredor values(3,'TransOeste',59);" calcext:value-type="string">
            <text:p>insert into corredor values(3,'TransOeste',59);</text:p>
          </table:table-cell>
          <table:table-cell table:formula="of:=IF([.E60];CONCATENATE([.M60];4;[.L60];&quot;'TransOlimpica'&quot;;[.L60];[.A60];[.N60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60:.E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1];CONCATENATE([.M61];1;[.L61];&quot;'TransCarioca'&quot;;[.L61];[.A61];[.N61]); &quot; &quot;)" office:value-type="string" office:string-value=" " calcext:value-type="string">
            <text:p><text:s/></text:p>
          </table:table-cell>
          <table:table-cell table:formula="of:=IF([.C61];CONCATENATE([.M61];2;[.L61];&quot;'TransBrasil'&quot;;[.L61];[.A61];[.N61]);&quot; &quot; )" office:value-type="string" office:string-value=" " calcext:value-type="string">
            <text:p><text:s/></text:p>
          </table:table-cell>
          <table:table-cell table:formula="of:=IF([.D61];CONCATENATE([.M61];3;[.L61];&quot;'TransOeste'&quot;;[.L61];[.A61];[.N61]);&quot; &quot; )" office:value-type="string" office:string-value="insert into corredor values(3,'TransOeste',60);" calcext:value-type="string">
            <text:p>insert into corredor values(3,'TransOeste',60);</text:p>
          </table:table-cell>
          <table:table-cell table:formula="of:=IF([.E61];CONCATENATE([.M61];4;[.L61];&quot;'TransOlimpica'&quot;;[.L61];[.A61];[.N61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61:.E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2];CONCATENATE([.M62];1;[.L62];&quot;'TransCarioca'&quot;;[.L62];[.A62];[.N62]); &quot; &quot;)" office:value-type="string" office:string-value=" " calcext:value-type="string">
            <text:p><text:s/></text:p>
          </table:table-cell>
          <table:table-cell table:formula="of:=IF([.C62];CONCATENATE([.M62];2;[.L62];&quot;'TransBrasil'&quot;;[.L62];[.A62];[.N62]);&quot; &quot; )" office:value-type="string" office:string-value=" " calcext:value-type="string">
            <text:p><text:s/></text:p>
          </table:table-cell>
          <table:table-cell table:formula="of:=IF([.D62];CONCATENATE([.M62];3;[.L62];&quot;'TransOeste'&quot;;[.L62];[.A62];[.N62]);&quot; &quot; )" office:value-type="string" office:string-value="insert into corredor values(3,'TransOeste',61);" calcext:value-type="string">
            <text:p>insert into corredor values(3,'TransOeste',61);</text:p>
          </table:table-cell>
          <table:table-cell table:formula="of:=IF([.E62];CONCATENATE([.M62];4;[.L62];&quot;'TransOlimpica'&quot;;[.L62];[.A62];[.N62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62:.E6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3];CONCATENATE([.M63];1;[.L63];&quot;'TransCarioca'&quot;;[.L63];[.A63];[.N63]); &quot; &quot;)" office:value-type="string" office:string-value=" " calcext:value-type="string">
            <text:p><text:s/></text:p>
          </table:table-cell>
          <table:table-cell table:formula="of:=IF([.C63];CONCATENATE([.M63];2;[.L63];&quot;'TransBrasil'&quot;;[.L63];[.A63];[.N63]);&quot; &quot; )" office:value-type="string" office:string-value=" " calcext:value-type="string">
            <text:p><text:s/></text:p>
          </table:table-cell>
          <table:table-cell table:formula="of:=IF([.D63];CONCATENATE([.M63];3;[.L63];&quot;'TransOeste'&quot;;[.L63];[.A63];[.N63]);&quot; &quot; )" office:value-type="string" office:string-value="insert into corredor values(3,'TransOeste',62);" calcext:value-type="string">
            <text:p>insert into corredor values(3,'TransOeste',62);</text:p>
          </table:table-cell>
          <table:table-cell table:formula="of:=IF([.E63];CONCATENATE([.M63];4;[.L63];&quot;'TransOlimpica'&quot;;[.L63];[.A63];[.N63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63:.E6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4];CONCATENATE([.M64];1;[.L64];&quot;'TransCarioca'&quot;;[.L64];[.A64];[.N64]); &quot; &quot;)" office:value-type="string" office:string-value=" " calcext:value-type="string">
            <text:p><text:s/></text:p>
          </table:table-cell>
          <table:table-cell table:formula="of:=IF([.C64];CONCATENATE([.M64];2;[.L64];&quot;'TransBrasil'&quot;;[.L64];[.A64];[.N64]);&quot; &quot; )" office:value-type="string" office:string-value=" " calcext:value-type="string">
            <text:p><text:s/></text:p>
          </table:table-cell>
          <table:table-cell table:formula="of:=IF([.D64];CONCATENATE([.M64];3;[.L64];&quot;'TransOeste'&quot;;[.L64];[.A64];[.N64]);&quot; &quot; )" office:value-type="string" office:string-value="insert into corredor values(3,'TransOeste',63);" calcext:value-type="string">
            <text:p>insert into corredor values(3,'TransOeste',63);</text:p>
          </table:table-cell>
          <table:table-cell table:formula="of:=IF([.E64];CONCATENATE([.M64];4;[.L64];&quot;'TransOlimpica'&quot;;[.L64];[.A64];[.N64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64:.E6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5];CONCATENATE([.M65];1;[.L65];&quot;'TransCarioca'&quot;;[.L65];[.A65];[.N65]); &quot; &quot;)" office:value-type="string" office:string-value=" " calcext:value-type="string">
            <text:p><text:s/></text:p>
          </table:table-cell>
          <table:table-cell table:formula="of:=IF([.C65];CONCATENATE([.M65];2;[.L65];&quot;'TransBrasil'&quot;;[.L65];[.A65];[.N65]);&quot; &quot; )" office:value-type="string" office:string-value=" " calcext:value-type="string">
            <text:p><text:s/></text:p>
          </table:table-cell>
          <table:table-cell table:formula="of:=IF([.D65];CONCATENATE([.M65];3;[.L65];&quot;'TransOeste'&quot;;[.L65];[.A65];[.N65]);&quot; &quot; )" office:value-type="string" office:string-value="insert into corredor values(3,'TransOeste',65);" calcext:value-type="string">
            <text:p>insert into corredor values(3,'TransOeste',65);</text:p>
          </table:table-cell>
          <table:table-cell table:formula="of:=IF([.E65];CONCATENATE([.M65];4;[.L65];&quot;'TransOlimpica'&quot;;[.L65];[.A65];[.N65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65:.E6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6];CONCATENATE([.M66];1;[.L66];&quot;'TransCarioca'&quot;;[.L66];[.A66];[.N66]); &quot; &quot;)" office:value-type="string" office:string-value=" " calcext:value-type="string">
            <text:p><text:s/></text:p>
          </table:table-cell>
          <table:table-cell table:formula="of:=IF([.C66];CONCATENATE([.M66];2;[.L66];&quot;'TransBrasil'&quot;;[.L66];[.A66];[.N66]);&quot; &quot; )" office:value-type="string" office:string-value=" " calcext:value-type="string">
            <text:p><text:s/></text:p>
          </table:table-cell>
          <table:table-cell table:formula="of:=IF([.D66];CONCATENATE([.M66];3;[.L66];&quot;'TransOeste'&quot;;[.L66];[.A66];[.N66]);&quot; &quot; )" office:value-type="string" office:string-value="insert into corredor values(3,'TransOeste',66);" calcext:value-type="string">
            <text:p>insert into corredor values(3,'TransOeste',66);</text:p>
          </table:table-cell>
          <table:table-cell table:formula="of:=IF([.E66];CONCATENATE([.M66];4;[.L66];&quot;'TransOlimpica'&quot;;[.L66];[.A66];[.N66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66:.E6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7];CONCATENATE([.M67];1;[.L67];&quot;'TransCarioca'&quot;;[.L67];[.A67];[.N67]); &quot; &quot;)" office:value-type="string" office:string-value=" " calcext:value-type="string">
            <text:p><text:s/></text:p>
          </table:table-cell>
          <table:table-cell table:formula="of:=IF([.C67];CONCATENATE([.M67];2;[.L67];&quot;'TransBrasil'&quot;;[.L67];[.A67];[.N67]);&quot; &quot; )" office:value-type="string" office:string-value=" " calcext:value-type="string">
            <text:p><text:s/></text:p>
          </table:table-cell>
          <table:table-cell table:formula="of:=IF([.D67];CONCATENATE([.M67];3;[.L67];&quot;'TransOeste'&quot;;[.L67];[.A67];[.N67]);&quot; &quot; )" office:value-type="string" office:string-value="insert into corredor values(3,'TransOeste',67);" calcext:value-type="string">
            <text:p>insert into corredor values(3,'TransOeste',67);</text:p>
          </table:table-cell>
          <table:table-cell table:formula="of:=IF([.E67];CONCATENATE([.M67];4;[.L67];&quot;'TransOlimpica'&quot;;[.L67];[.A67];[.N67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67:.E6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8];CONCATENATE([.M68];1;[.L68];&quot;'TransCarioca'&quot;;[.L68];[.A68];[.N68]); &quot; &quot;)" office:value-type="string" office:string-value=" " calcext:value-type="string">
            <text:p><text:s/></text:p>
          </table:table-cell>
          <table:table-cell table:formula="of:=IF([.C68];CONCATENATE([.M68];2;[.L68];&quot;'TransBrasil'&quot;;[.L68];[.A68];[.N68]);&quot; &quot; )" office:value-type="string" office:string-value=" " calcext:value-type="string">
            <text:p><text:s/></text:p>
          </table:table-cell>
          <table:table-cell table:formula="of:=IF([.D68];CONCATENATE([.M68];3;[.L68];&quot;'TransOeste'&quot;;[.L68];[.A68];[.N68]);&quot; &quot; )" office:value-type="string" office:string-value="insert into corredor values(3,'TransOeste',68);" calcext:value-type="string">
            <text:p>insert into corredor values(3,'TransOeste',68);</text:p>
          </table:table-cell>
          <table:table-cell table:formula="of:=IF([.E68];CONCATENATE([.M68];4;[.L68];&quot;'TransOlimpica'&quot;;[.L68];[.A68];[.N68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68:.E6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9];CONCATENATE([.M69];1;[.L69];&quot;'TransCarioca'&quot;;[.L69];[.A69];[.N69]); &quot; &quot;)" office:value-type="string" office:string-value=" " calcext:value-type="string">
            <text:p><text:s/></text:p>
          </table:table-cell>
          <table:table-cell table:formula="of:=IF([.C69];CONCATENATE([.M69];2;[.L69];&quot;'TransBrasil'&quot;;[.L69];[.A69];[.N69]);&quot; &quot; )" office:value-type="string" office:string-value=" " calcext:value-type="string">
            <text:p><text:s/></text:p>
          </table:table-cell>
          <table:table-cell table:formula="of:=IF([.D69];CONCATENATE([.M69];3;[.L69];&quot;'TransOeste'&quot;;[.L69];[.A69];[.N69]);&quot; &quot; )" office:value-type="string" office:string-value="insert into corredor values(3,'TransOeste',69);" calcext:value-type="string">
            <text:p>insert into corredor values(3,'TransOeste',69);</text:p>
          </table:table-cell>
          <table:table-cell table:formula="of:=IF([.E69];CONCATENATE([.M69];4;[.L69];&quot;'TransOlimpica'&quot;;[.L69];[.A69];[.N69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69:.E6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70];CONCATENATE([.M70];1;[.L70];&quot;'TransCarioca'&quot;;[.L70];[.A70];[.N70]); &quot; &quot;)" office:value-type="string" office:string-value=" " calcext:value-type="string">
            <text:p><text:s/></text:p>
          </table:table-cell>
          <table:table-cell table:formula="of:=IF([.C70];CONCATENATE([.M70];2;[.L70];&quot;'TransBrasil'&quot;;[.L70];[.A70];[.N70]);&quot; &quot; )" office:value-type="string" office:string-value=" " calcext:value-type="string">
            <text:p><text:s/></text:p>
          </table:table-cell>
          <table:table-cell table:formula="of:=IF([.D70];CONCATENATE([.M70];3;[.L70];&quot;'TransOeste'&quot;;[.L70];[.A70];[.N70]);&quot; &quot; )" office:value-type="string" office:string-value="insert into corredor values(3,'TransOeste',70);" calcext:value-type="string">
            <text:p>insert into corredor values(3,'TransOeste',70);</text:p>
          </table:table-cell>
          <table:table-cell table:formula="of:=IF([.E70];CONCATENATE([.M70];4;[.L70];&quot;'TransOlimpica'&quot;;[.L70];[.A70];[.N70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70:.E7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71];CONCATENATE([.M71];1;[.L71];&quot;'TransCarioca'&quot;;[.L71];[.A71];[.N71]); &quot; &quot;)" office:value-type="string" office:string-value=" " calcext:value-type="string">
            <text:p><text:s/></text:p>
          </table:table-cell>
          <table:table-cell table:formula="of:=IF([.C71];CONCATENATE([.M71];2;[.L71];&quot;'TransBrasil'&quot;;[.L71];[.A71];[.N71]);&quot; &quot; )" office:value-type="string" office:string-value=" " calcext:value-type="string">
            <text:p><text:s/></text:p>
          </table:table-cell>
          <table:table-cell table:formula="of:=IF([.D71];CONCATENATE([.M71];3;[.L71];&quot;'TransOeste'&quot;;[.L71];[.A71];[.N71]);&quot; &quot; )" office:value-type="string" office:string-value="insert into corredor values(3,'TransOeste',71);" calcext:value-type="string">
            <text:p>insert into corredor values(3,'TransOeste',71);</text:p>
          </table:table-cell>
          <table:table-cell table:formula="of:=IF([.E71];CONCATENATE([.M71];4;[.L71];&quot;'TransOlimpica'&quot;;[.L71];[.A71];[.N71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71:.E7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72];CONCATENATE([.M72];1;[.L72];&quot;'TransCarioca'&quot;;[.L72];[.A72];[.N72]); &quot; &quot;)" office:value-type="string" office:string-value=" " calcext:value-type="string">
            <text:p><text:s/></text:p>
          </table:table-cell>
          <table:table-cell table:formula="of:=IF([.C72];CONCATENATE([.M72];2;[.L72];&quot;'TransBrasil'&quot;;[.L72];[.A72];[.N72]);&quot; &quot; )" office:value-type="string" office:string-value=" " calcext:value-type="string">
            <text:p><text:s/></text:p>
          </table:table-cell>
          <table:table-cell table:formula="of:=IF([.D72];CONCATENATE([.M72];3;[.L72];&quot;'TransOeste'&quot;;[.L72];[.A72];[.N72]);&quot; &quot; )" office:value-type="string" office:string-value="insert into corredor values(3,'TransOeste',72);" calcext:value-type="string">
            <text:p>insert into corredor values(3,'TransOeste',72);</text:p>
          </table:table-cell>
          <table:table-cell table:formula="of:=IF([.E72];CONCATENATE([.M72];4;[.L72];&quot;'TransOlimpica'&quot;;[.L72];[.A72];[.N72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72:.E7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73];CONCATENATE([.M73];1;[.L73];&quot;'TransCarioca'&quot;;[.L73];[.A73];[.N73]); &quot; &quot;)" office:value-type="string" office:string-value=" " calcext:value-type="string">
            <text:p><text:s/></text:p>
          </table:table-cell>
          <table:table-cell table:formula="of:=IF([.C73];CONCATENATE([.M73];2;[.L73];&quot;'TransBrasil'&quot;;[.L73];[.A73];[.N73]);&quot; &quot; )" office:value-type="string" office:string-value=" " calcext:value-type="string">
            <text:p><text:s/></text:p>
          </table:table-cell>
          <table:table-cell table:formula="of:=IF([.D73];CONCATENATE([.M73];3;[.L73];&quot;'TransOeste'&quot;;[.L73];[.A73];[.N73]);&quot; &quot; )" office:value-type="string" office:string-value="insert into corredor values(3,'TransOeste',73);" calcext:value-type="string">
            <text:p>insert into corredor values(3,'TransOeste',73);</text:p>
          </table:table-cell>
          <table:table-cell table:formula="of:=IF([.E73];CONCATENATE([.M73];4;[.L73];&quot;'TransOlimpica'&quot;;[.L73];[.A73];[.N73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73:.E7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74];CONCATENATE([.M74];1;[.L74];&quot;'TransCarioca'&quot;;[.L74];[.A74];[.N74]); &quot; &quot;)" office:value-type="string" office:string-value=" " calcext:value-type="string">
            <text:p><text:s/></text:p>
          </table:table-cell>
          <table:table-cell table:formula="of:=IF([.C74];CONCATENATE([.M74];2;[.L74];&quot;'TransBrasil'&quot;;[.L74];[.A74];[.N74]);&quot; &quot; )" office:value-type="string" office:string-value=" " calcext:value-type="string">
            <text:p><text:s/></text:p>
          </table:table-cell>
          <table:table-cell table:formula="of:=IF([.D74];CONCATENATE([.M74];3;[.L74];&quot;'TransOeste'&quot;;[.L74];[.A74];[.N74]);&quot; &quot; )" office:value-type="string" office:string-value="insert into corredor values(3,'TransOeste',74);" calcext:value-type="string">
            <text:p>insert into corredor values(3,'TransOeste',74);</text:p>
          </table:table-cell>
          <table:table-cell table:formula="of:=IF([.E74];CONCATENATE([.M74];4;[.L74];&quot;'TransOlimpica'&quot;;[.L74];[.A74];[.N74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74:.E7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75];CONCATENATE([.M75];1;[.L75];&quot;'TransCarioca'&quot;;[.L75];[.A75];[.N75]); &quot; &quot;)" office:value-type="string" office:string-value=" " calcext:value-type="string">
            <text:p><text:s/></text:p>
          </table:table-cell>
          <table:table-cell table:formula="of:=IF([.C75];CONCATENATE([.M75];2;[.L75];&quot;'TransBrasil'&quot;;[.L75];[.A75];[.N75]);&quot; &quot; )" office:value-type="string" office:string-value=" " calcext:value-type="string">
            <text:p><text:s/></text:p>
          </table:table-cell>
          <table:table-cell table:formula="of:=IF([.D75];CONCATENATE([.M75];3;[.L75];&quot;'TransOeste'&quot;;[.L75];[.A75];[.N75]);&quot; &quot; )" office:value-type="string" office:string-value="insert into corredor values(3,'TransOeste',75);" calcext:value-type="string">
            <text:p>insert into corredor values(3,'TransOeste',75);</text:p>
          </table:table-cell>
          <table:table-cell table:formula="of:=IF([.E75];CONCATENATE([.M75];4;[.L75];&quot;'TransOlimpica'&quot;;[.L75];[.A75];[.N75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75:.E7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76];CONCATENATE([.M76];1;[.L76];&quot;'TransCarioca'&quot;;[.L76];[.A76];[.N76]); &quot; &quot;)" office:value-type="string" office:string-value=" " calcext:value-type="string">
            <text:p><text:s/></text:p>
          </table:table-cell>
          <table:table-cell table:formula="of:=IF([.C76];CONCATENATE([.M76];2;[.L76];&quot;'TransBrasil'&quot;;[.L76];[.A76];[.N76]);&quot; &quot; )" office:value-type="string" office:string-value=" " calcext:value-type="string">
            <text:p><text:s/></text:p>
          </table:table-cell>
          <table:table-cell table:formula="of:=IF([.D76];CONCATENATE([.M76];3;[.L76];&quot;'TransOeste'&quot;;[.L76];[.A76];[.N76]);&quot; &quot; )" office:value-type="string" office:string-value="insert into corredor values(3,'TransOeste',76);" calcext:value-type="string">
            <text:p>insert into corredor values(3,'TransOeste',76);</text:p>
          </table:table-cell>
          <table:table-cell table:formula="of:=IF([.E76];CONCATENATE([.M76];4;[.L76];&quot;'TransOlimpica'&quot;;[.L76];[.A76];[.N76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76:.E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77];CONCATENATE([.M77];1;[.L77];&quot;'TransCarioca'&quot;;[.L77];[.A77];[.N77]); &quot; &quot;)" office:value-type="string" office:string-value=" " calcext:value-type="string">
            <text:p><text:s/></text:p>
          </table:table-cell>
          <table:table-cell table:formula="of:=IF([.C77];CONCATENATE([.M77];2;[.L77];&quot;'TransBrasil'&quot;;[.L77];[.A77];[.N77]);&quot; &quot; )" office:value-type="string" office:string-value=" " calcext:value-type="string">
            <text:p><text:s/></text:p>
          </table:table-cell>
          <table:table-cell table:formula="of:=IF([.D77];CONCATENATE([.M77];3;[.L77];&quot;'TransOeste'&quot;;[.L77];[.A77];[.N77]);&quot; &quot; )" office:value-type="string" office:string-value="insert into corredor values(3,'TransOeste',77);" calcext:value-type="string">
            <text:p>insert into corredor values(3,'TransOeste',77);</text:p>
          </table:table-cell>
          <table:table-cell table:formula="of:=IF([.E77];CONCATENATE([.M77];4;[.L77];&quot;'TransOlimpica'&quot;;[.L77];[.A77];[.N77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77:.E7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78];CONCATENATE([.M78];1;[.L78];&quot;'TransCarioca'&quot;;[.L78];[.A78];[.N78]); &quot; &quot;)" office:value-type="string" office:string-value=" " calcext:value-type="string">
            <text:p><text:s/></text:p>
          </table:table-cell>
          <table:table-cell table:formula="of:=IF([.C78];CONCATENATE([.M78];2;[.L78];&quot;'TransBrasil'&quot;;[.L78];[.A78];[.N78]);&quot; &quot; )" office:value-type="string" office:string-value=" " calcext:value-type="string">
            <text:p><text:s/></text:p>
          </table:table-cell>
          <table:table-cell table:formula="of:=IF([.D78];CONCATENATE([.M78];3;[.L78];&quot;'TransOeste'&quot;;[.L78];[.A78];[.N78]);&quot; &quot; )" office:value-type="string" office:string-value="insert into corredor values(3,'TransOeste',78);" calcext:value-type="string">
            <text:p>insert into corredor values(3,'TransOeste',78);</text:p>
          </table:table-cell>
          <table:table-cell table:formula="of:=IF([.E78];CONCATENATE([.M78];4;[.L78];&quot;'TransOlimpica'&quot;;[.L78];[.A78];[.N78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78:.E7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79];CONCATENATE([.M79];1;[.L79];&quot;'TransCarioca'&quot;;[.L79];[.A79];[.N79]); &quot; &quot;)" office:value-type="string" office:string-value=" " calcext:value-type="string">
            <text:p><text:s/></text:p>
          </table:table-cell>
          <table:table-cell table:formula="of:=IF([.C79];CONCATENATE([.M79];2;[.L79];&quot;'TransBrasil'&quot;;[.L79];[.A79];[.N79]);&quot; &quot; )" office:value-type="string" office:string-value=" " calcext:value-type="string">
            <text:p><text:s/></text:p>
          </table:table-cell>
          <table:table-cell table:formula="of:=IF([.D79];CONCATENATE([.M79];3;[.L79];&quot;'TransOeste'&quot;;[.L79];[.A79];[.N79]);&quot; &quot; )" office:value-type="string" office:string-value="insert into corredor values(3,'TransOeste',79);" calcext:value-type="string">
            <text:p>insert into corredor values(3,'TransOeste',79);</text:p>
          </table:table-cell>
          <table:table-cell table:formula="of:=IF([.E79];CONCATENATE([.M79];4;[.L79];&quot;'TransOlimpica'&quot;;[.L79];[.A79];[.N79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79:.E7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0];CONCATENATE([.M80];1;[.L80];&quot;'TransCarioca'&quot;;[.L80];[.A80];[.N80]); &quot; &quot;)" office:value-type="string" office:string-value=" " calcext:value-type="string">
            <text:p><text:s/></text:p>
          </table:table-cell>
          <table:table-cell table:formula="of:=IF([.C80];CONCATENATE([.M80];2;[.L80];&quot;'TransBrasil'&quot;;[.L80];[.A80];[.N80]);&quot; &quot; )" office:value-type="string" office:string-value=" " calcext:value-type="string">
            <text:p><text:s/></text:p>
          </table:table-cell>
          <table:table-cell table:formula="of:=IF([.D80];CONCATENATE([.M80];3;[.L80];&quot;'TransOeste'&quot;;[.L80];[.A80];[.N80]);&quot; &quot; )" office:value-type="string" office:string-value="insert into corredor values(3,'TransOeste',80);" calcext:value-type="string">
            <text:p>insert into corredor values(3,'TransOeste',80);</text:p>
          </table:table-cell>
          <table:table-cell table:formula="of:=IF([.E80];CONCATENATE([.M80];4;[.L80];&quot;'TransOlimpica'&quot;;[.L80];[.A80];[.N80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80:.E8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1];CONCATENATE([.M81];1;[.L81];&quot;'TransCarioca'&quot;;[.L81];[.A81];[.N81]); &quot; &quot;)" office:value-type="string" office:string-value=" " calcext:value-type="string">
            <text:p><text:s/></text:p>
          </table:table-cell>
          <table:table-cell table:formula="of:=IF([.C81];CONCATENATE([.M81];2;[.L81];&quot;'TransBrasil'&quot;;[.L81];[.A81];[.N81]);&quot; &quot; )" office:value-type="string" office:string-value=" " calcext:value-type="string">
            <text:p><text:s/></text:p>
          </table:table-cell>
          <table:table-cell table:formula="of:=IF([.D81];CONCATENATE([.M81];3;[.L81];&quot;'TransOeste'&quot;;[.L81];[.A81];[.N81]);&quot; &quot; )" office:value-type="string" office:string-value="insert into corredor values(3,'TransOeste',81);" calcext:value-type="string">
            <text:p>insert into corredor values(3,'TransOeste',81);</text:p>
          </table:table-cell>
          <table:table-cell table:formula="of:=IF([.E81];CONCATENATE([.M81];4;[.L81];&quot;'TransOlimpica'&quot;;[.L81];[.A81];[.N81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81:.E8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2];CONCATENATE([.M82];1;[.L82];&quot;'TransCarioca'&quot;;[.L82];[.A82];[.N82]); &quot; &quot;)" office:value-type="string" office:string-value=" " calcext:value-type="string">
            <text:p><text:s/></text:p>
          </table:table-cell>
          <table:table-cell table:formula="of:=IF([.C82];CONCATENATE([.M82];2;[.L82];&quot;'TransBrasil'&quot;;[.L82];[.A82];[.N82]);&quot; &quot; )" office:value-type="string" office:string-value=" " calcext:value-type="string">
            <text:p><text:s/></text:p>
          </table:table-cell>
          <table:table-cell table:formula="of:=IF([.D82];CONCATENATE([.M82];3;[.L82];&quot;'TransOeste'&quot;;[.L82];[.A82];[.N82]);&quot; &quot; )" office:value-type="string" office:string-value="insert into corredor values(3,'TransOeste',82);" calcext:value-type="string">
            <text:p>insert into corredor values(3,'TransOeste',82);</text:p>
          </table:table-cell>
          <table:table-cell table:formula="of:=IF([.E82];CONCATENATE([.M82];4;[.L82];&quot;'TransOlimpica'&quot;;[.L82];[.A82];[.N82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82:.E8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3];CONCATENATE([.M83];1;[.L83];&quot;'TransCarioca'&quot;;[.L83];[.A83];[.N83]); &quot; &quot;)" office:value-type="string" office:string-value=" " calcext:value-type="string">
            <text:p><text:s/></text:p>
          </table:table-cell>
          <table:table-cell table:formula="of:=IF([.C83];CONCATENATE([.M83];2;[.L83];&quot;'TransBrasil'&quot;;[.L83];[.A83];[.N83]);&quot; &quot; )" office:value-type="string" office:string-value=" " calcext:value-type="string">
            <text:p><text:s/></text:p>
          </table:table-cell>
          <table:table-cell table:formula="of:=IF([.D83];CONCATENATE([.M83];3;[.L83];&quot;'TransOeste'&quot;;[.L83];[.A83];[.N83]);&quot; &quot; )" office:value-type="string" office:string-value="insert into corredor values(3,'TransOeste',83);" calcext:value-type="string">
            <text:p>insert into corredor values(3,'TransOeste',83);</text:p>
          </table:table-cell>
          <table:table-cell table:formula="of:=IF([.E83];CONCATENATE([.M83];4;[.L83];&quot;'TransOlimpica'&quot;;[.L83];[.A83];[.N83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83:.E8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4];CONCATENATE([.M84];1;[.L84];&quot;'TransCarioca'&quot;;[.L84];[.A84];[.N84]); &quot; &quot;)" office:value-type="string" office:string-value=" " calcext:value-type="string">
            <text:p><text:s/></text:p>
          </table:table-cell>
          <table:table-cell table:formula="of:=IF([.C84];CONCATENATE([.M84];2;[.L84];&quot;'TransBrasil'&quot;;[.L84];[.A84];[.N84]);&quot; &quot; )" office:value-type="string" office:string-value=" " calcext:value-type="string">
            <text:p><text:s/></text:p>
          </table:table-cell>
          <table:table-cell table:formula="of:=IF([.D84];CONCATENATE([.M84];3;[.L84];&quot;'TransOeste'&quot;;[.L84];[.A84];[.N84]);&quot; &quot; )" office:value-type="string" office:string-value="insert into corredor values(3,'TransOeste',84);" calcext:value-type="string">
            <text:p>insert into corredor values(3,'TransOeste',84);</text:p>
          </table:table-cell>
          <table:table-cell table:formula="of:=IF([.E84];CONCATENATE([.M84];4;[.L84];&quot;'TransOlimpica'&quot;;[.L84];[.A84];[.N84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84:.E8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5];CONCATENATE([.M85];1;[.L85];&quot;'TransCarioca'&quot;;[.L85];[.A85];[.N85]); &quot; &quot;)" office:value-type="string" office:string-value=" " calcext:value-type="string">
            <text:p><text:s/></text:p>
          </table:table-cell>
          <table:table-cell table:formula="of:=IF([.C85];CONCATENATE([.M85];2;[.L85];&quot;'TransBrasil'&quot;;[.L85];[.A85];[.N85]);&quot; &quot; )" office:value-type="string" office:string-value=" " calcext:value-type="string">
            <text:p><text:s/></text:p>
          </table:table-cell>
          <table:table-cell table:formula="of:=IF([.D85];CONCATENATE([.M85];3;[.L85];&quot;'TransOeste'&quot;;[.L85];[.A85];[.N85]);&quot; &quot; )" office:value-type="string" office:string-value="insert into corredor values(3,'TransOeste',85);" calcext:value-type="string">
            <text:p>insert into corredor values(3,'TransOeste',85);</text:p>
          </table:table-cell>
          <table:table-cell table:formula="of:=IF([.E85];CONCATENATE([.M85];4;[.L85];&quot;'TransOlimpica'&quot;;[.L85];[.A85];[.N85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85:.E8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6];CONCATENATE([.M86];1;[.L86];&quot;'TransCarioca'&quot;;[.L86];[.A86];[.N86]); &quot; &quot;)" office:value-type="string" office:string-value=" " calcext:value-type="string">
            <text:p><text:s/></text:p>
          </table:table-cell>
          <table:table-cell table:formula="of:=IF([.C86];CONCATENATE([.M86];2;[.L86];&quot;'TransBrasil'&quot;;[.L86];[.A86];[.N86]);&quot; &quot; )" office:value-type="string" office:string-value=" " calcext:value-type="string">
            <text:p><text:s/></text:p>
          </table:table-cell>
          <table:table-cell table:formula="of:=IF([.D86];CONCATENATE([.M86];3;[.L86];&quot;'TransOeste'&quot;;[.L86];[.A86];[.N86]);&quot; &quot; )" office:value-type="string" office:string-value="insert into corredor values(3,'TransOeste',86);" calcext:value-type="string">
            <text:p>insert into corredor values(3,'TransOeste',86);</text:p>
          </table:table-cell>
          <table:table-cell table:formula="of:=IF([.E86];CONCATENATE([.M86];4;[.L86];&quot;'TransOlimpica'&quot;;[.L86];[.A86];[.N86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86:.E8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7];CONCATENATE([.M87];1;[.L87];&quot;'TransCarioca'&quot;;[.L87];[.A87];[.N87]); &quot; &quot;)" office:value-type="string" office:string-value=" " calcext:value-type="string">
            <text:p><text:s/></text:p>
          </table:table-cell>
          <table:table-cell table:formula="of:=IF([.C87];CONCATENATE([.M87];2;[.L87];&quot;'TransBrasil'&quot;;[.L87];[.A87];[.N87]);&quot; &quot; )" office:value-type="string" office:string-value=" " calcext:value-type="string">
            <text:p><text:s/></text:p>
          </table:table-cell>
          <table:table-cell table:formula="of:=IF([.D87];CONCATENATE([.M87];3;[.L87];&quot;'TransOeste'&quot;;[.L87];[.A87];[.N87]);&quot; &quot; )" office:value-type="string" office:string-value="insert into corredor values(3,'TransOeste',87);" calcext:value-type="string">
            <text:p>insert into corredor values(3,'TransOeste',87);</text:p>
          </table:table-cell>
          <table:table-cell table:formula="of:=IF([.E87];CONCATENATE([.M87];4;[.L87];&quot;'TransOlimpica'&quot;;[.L87];[.A87];[.N87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87:.E8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8];CONCATENATE([.M88];1;[.L88];&quot;'TransCarioca'&quot;;[.L88];[.A88];[.N88]); &quot; &quot;)" office:value-type="string" office:string-value=" " calcext:value-type="string">
            <text:p><text:s/></text:p>
          </table:table-cell>
          <table:table-cell table:formula="of:=IF([.C88];CONCATENATE([.M88];2;[.L88];&quot;'TransBrasil'&quot;;[.L88];[.A88];[.N88]);&quot; &quot; )" office:value-type="string" office:string-value=" " calcext:value-type="string">
            <text:p><text:s/></text:p>
          </table:table-cell>
          <table:table-cell table:formula="of:=IF([.D88];CONCATENATE([.M88];3;[.L88];&quot;'TransOeste'&quot;;[.L88];[.A88];[.N88]);&quot; &quot; )" office:value-type="string" office:string-value="insert into corredor values(3,'TransOeste',88);" calcext:value-type="string">
            <text:p>insert into corredor values(3,'TransOeste',88);</text:p>
          </table:table-cell>
          <table:table-cell table:formula="of:=IF([.E88];CONCATENATE([.M88];4;[.L88];&quot;'TransOlimpica'&quot;;[.L88];[.A88];[.N88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88:.E8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9];CONCATENATE([.M89];1;[.L89];&quot;'TransCarioca'&quot;;[.L89];[.A89];[.N89]); &quot; &quot;)" office:value-type="string" office:string-value=" " calcext:value-type="string">
            <text:p><text:s/></text:p>
          </table:table-cell>
          <table:table-cell table:formula="of:=IF([.C89];CONCATENATE([.M89];2;[.L89];&quot;'TransBrasil'&quot;;[.L89];[.A89];[.N89]);&quot; &quot; )" office:value-type="string" office:string-value=" " calcext:value-type="string">
            <text:p><text:s/></text:p>
          </table:table-cell>
          <table:table-cell table:formula="of:=IF([.D89];CONCATENATE([.M89];3;[.L89];&quot;'TransOeste'&quot;;[.L89];[.A89];[.N89]);&quot; &quot; )" office:value-type="string" office:string-value="insert into corredor values(3,'TransOeste',89);" calcext:value-type="string">
            <text:p>insert into corredor values(3,'TransOeste',89);</text:p>
          </table:table-cell>
          <table:table-cell table:formula="of:=IF([.E89];CONCATENATE([.M89];4;[.L89];&quot;'TransOlimpica'&quot;;[.L89];[.A89];[.N89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89:.E8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0];CONCATENATE([.M90];1;[.L90];&quot;'TransCarioca'&quot;;[.L90];[.A90];[.N90]); &quot; &quot;)" office:value-type="string" office:string-value=" " calcext:value-type="string">
            <text:p><text:s/></text:p>
          </table:table-cell>
          <table:table-cell table:formula="of:=IF([.C90];CONCATENATE([.M90];2;[.L90];&quot;'TransBrasil'&quot;;[.L90];[.A90];[.N90]);&quot; &quot; )" office:value-type="string" office:string-value=" " calcext:value-type="string">
            <text:p><text:s/></text:p>
          </table:table-cell>
          <table:table-cell table:formula="of:=IF([.D90];CONCATENATE([.M90];3;[.L90];&quot;'TransOeste'&quot;;[.L90];[.A90];[.N90]);&quot; &quot; )" office:value-type="string" office:string-value="insert into corredor values(3,'TransOeste',90);" calcext:value-type="string">
            <text:p>insert into corredor values(3,'TransOeste',90);</text:p>
          </table:table-cell>
          <table:table-cell table:formula="of:=IF([.E90];CONCATENATE([.M90];4;[.L90];&quot;'TransOlimpica'&quot;;[.L90];[.A90];[.N90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90:.E9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1];CONCATENATE([.M91];1;[.L91];&quot;'TransCarioca'&quot;;[.L91];[.A91];[.N91]); &quot; &quot;)" office:value-type="string" office:string-value=" " calcext:value-type="string">
            <text:p><text:s/></text:p>
          </table:table-cell>
          <table:table-cell table:formula="of:=IF([.C91];CONCATENATE([.M91];2;[.L91];&quot;'TransBrasil'&quot;;[.L91];[.A91];[.N91]);&quot; &quot; )" office:value-type="string" office:string-value=" " calcext:value-type="string">
            <text:p><text:s/></text:p>
          </table:table-cell>
          <table:table-cell table:formula="of:=IF([.D91];CONCATENATE([.M91];3;[.L91];&quot;'TransOeste'&quot;;[.L91];[.A91];[.N91]);&quot; &quot; )" office:value-type="string" office:string-value="insert into corredor values(3,'TransOeste',91);" calcext:value-type="string">
            <text:p>insert into corredor values(3,'TransOeste',91);</text:p>
          </table:table-cell>
          <table:table-cell table:formula="of:=IF([.E91];CONCATENATE([.M91];4;[.L91];&quot;'TransOlimpica'&quot;;[.L91];[.A91];[.N91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91:.E9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2];CONCATENATE([.M92];1;[.L92];&quot;'TransCarioca'&quot;;[.L92];[.A92];[.N92]); &quot; &quot;)" office:value-type="string" office:string-value=" " calcext:value-type="string">
            <text:p><text:s/></text:p>
          </table:table-cell>
          <table:table-cell table:formula="of:=IF([.C92];CONCATENATE([.M92];2;[.L92];&quot;'TransBrasil'&quot;;[.L92];[.A92];[.N92]);&quot; &quot; )" office:value-type="string" office:string-value=" " calcext:value-type="string">
            <text:p><text:s/></text:p>
          </table:table-cell>
          <table:table-cell table:formula="of:=IF([.D92];CONCATENATE([.M92];3;[.L92];&quot;'TransOeste'&quot;;[.L92];[.A92];[.N92]);&quot; &quot; )" office:value-type="string" office:string-value="insert into corredor values(3,'TransOeste',92);" calcext:value-type="string">
            <text:p>insert into corredor values(3,'TransOeste',92);</text:p>
          </table:table-cell>
          <table:table-cell table:formula="of:=IF([.E92];CONCATENATE([.M92];4;[.L92];&quot;'TransOlimpica'&quot;;[.L92];[.A92];[.N92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92:.E9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3];CONCATENATE([.M93];1;[.L93];&quot;'TransCarioca'&quot;;[.L93];[.A93];[.N93]); &quot; &quot;)" office:value-type="string" office:string-value=" " calcext:value-type="string">
            <text:p><text:s/></text:p>
          </table:table-cell>
          <table:table-cell table:formula="of:=IF([.C93];CONCATENATE([.M93];2;[.L93];&quot;'TransBrasil'&quot;;[.L93];[.A93];[.N93]);&quot; &quot; )" office:value-type="string" office:string-value=" " calcext:value-type="string">
            <text:p><text:s/></text:p>
          </table:table-cell>
          <table:table-cell table:formula="of:=IF([.D93];CONCATENATE([.M93];3;[.L93];&quot;'TransOeste'&quot;;[.L93];[.A93];[.N93]);&quot; &quot; )" office:value-type="string" office:string-value="insert into corredor values(3,'TransOeste',93);" calcext:value-type="string">
            <text:p>insert into corredor values(3,'TransOeste',93);</text:p>
          </table:table-cell>
          <table:table-cell table:formula="of:=IF([.E93];CONCATENATE([.M93];4;[.L93];&quot;'TransOlimpica'&quot;;[.L93];[.A93];[.N93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93:.E9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4];CONCATENATE([.M94];1;[.L94];&quot;'TransCarioca'&quot;;[.L94];[.A94];[.N94]); &quot; &quot;)" office:value-type="string" office:string-value=" " calcext:value-type="string">
            <text:p><text:s/></text:p>
          </table:table-cell>
          <table:table-cell table:formula="of:=IF([.C94];CONCATENATE([.M94];2;[.L94];&quot;'TransBrasil'&quot;;[.L94];[.A94];[.N94]);&quot; &quot; )" office:value-type="string" office:string-value=" " calcext:value-type="string">
            <text:p><text:s/></text:p>
          </table:table-cell>
          <table:table-cell table:formula="of:=IF([.D94];CONCATENATE([.M94];3;[.L94];&quot;'TransOeste'&quot;;[.L94];[.A94];[.N94]);&quot; &quot; )" office:value-type="string" office:string-value="insert into corredor values(3,'TransOeste',94);" calcext:value-type="string">
            <text:p>insert into corredor values(3,'TransOeste',94);</text:p>
          </table:table-cell>
          <table:table-cell table:formula="of:=IF([.E94];CONCATENATE([.M94];4;[.L94];&quot;'TransOlimpica'&quot;;[.L94];[.A94];[.N94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94:.E9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5];CONCATENATE([.M95];1;[.L95];&quot;'TransCarioca'&quot;;[.L95];[.A95];[.N95]); &quot; &quot;)" office:value-type="string" office:string-value=" " calcext:value-type="string">
            <text:p><text:s/></text:p>
          </table:table-cell>
          <table:table-cell table:formula="of:=IF([.C95];CONCATENATE([.M95];2;[.L95];&quot;'TransBrasil'&quot;;[.L95];[.A95];[.N95]);&quot; &quot; )" office:value-type="string" office:string-value=" " calcext:value-type="string">
            <text:p><text:s/></text:p>
          </table:table-cell>
          <table:table-cell table:formula="of:=IF([.D95];CONCATENATE([.M95];3;[.L95];&quot;'TransOeste'&quot;;[.L95];[.A95];[.N95]);&quot; &quot; )" office:value-type="string" office:string-value="insert into corredor values(3,'TransOeste',95);" calcext:value-type="string">
            <text:p>insert into corredor values(3,'TransOeste',95);</text:p>
          </table:table-cell>
          <table:table-cell table:formula="of:=IF([.E95];CONCATENATE([.M95];4;[.L95];&quot;'TransOlimpica'&quot;;[.L95];[.A95];[.N95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95:.E9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6];CONCATENATE([.M96];1;[.L96];&quot;'TransCarioca'&quot;;[.L96];[.A96];[.N96]); &quot; &quot;)" office:value-type="string" office:string-value=" " calcext:value-type="string">
            <text:p><text:s/></text:p>
          </table:table-cell>
          <table:table-cell table:formula="of:=IF([.C96];CONCATENATE([.M96];2;[.L96];&quot;'TransBrasil'&quot;;[.L96];[.A96];[.N96]);&quot; &quot; )" office:value-type="string" office:string-value=" " calcext:value-type="string">
            <text:p><text:s/></text:p>
          </table:table-cell>
          <table:table-cell table:formula="of:=IF([.D96];CONCATENATE([.M96];3;[.L96];&quot;'TransOeste'&quot;;[.L96];[.A96];[.N96]);&quot; &quot; )" office:value-type="string" office:string-value="insert into corredor values(3,'TransOeste',96);" calcext:value-type="string">
            <text:p>insert into corredor values(3,'TransOeste',96);</text:p>
          </table:table-cell>
          <table:table-cell table:formula="of:=IF([.E96];CONCATENATE([.M96];4;[.L96];&quot;'TransOlimpica'&quot;;[.L96];[.A96];[.N96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96:.E9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7];CONCATENATE([.M97];1;[.L97];&quot;'TransCarioca'&quot;;[.L97];[.A97];[.N97]); &quot; &quot;)" office:value-type="string" office:string-value=" " calcext:value-type="string">
            <text:p><text:s/></text:p>
          </table:table-cell>
          <table:table-cell table:formula="of:=IF([.C97];CONCATENATE([.M97];2;[.L97];&quot;'TransBrasil'&quot;;[.L97];[.A97];[.N97]);&quot; &quot; )" office:value-type="string" office:string-value=" " calcext:value-type="string">
            <text:p><text:s/></text:p>
          </table:table-cell>
          <table:table-cell table:formula="of:=IF([.D97];CONCATENATE([.M97];3;[.L97];&quot;'TransOeste'&quot;;[.L97];[.A97];[.N97]);&quot; &quot; )" office:value-type="string" office:string-value="insert into corredor values(3,'TransOeste',97);" calcext:value-type="string">
            <text:p>insert into corredor values(3,'TransOeste',97);</text:p>
          </table:table-cell>
          <table:table-cell table:formula="of:=IF([.E97];CONCATENATE([.M97];4;[.L97];&quot;'TransOlimpica'&quot;;[.L97];[.A97];[.N97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97:.E9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8];CONCATENATE([.M98];1;[.L98];&quot;'TransCarioca'&quot;;[.L98];[.A98];[.N98]); &quot; &quot;)" office:value-type="string" office:string-value=" " calcext:value-type="string">
            <text:p><text:s/></text:p>
          </table:table-cell>
          <table:table-cell table:formula="of:=IF([.C98];CONCATENATE([.M98];2;[.L98];&quot;'TransBrasil'&quot;;[.L98];[.A98];[.N98]);&quot; &quot; )" office:value-type="string" office:string-value=" " calcext:value-type="string">
            <text:p><text:s/></text:p>
          </table:table-cell>
          <table:table-cell table:formula="of:=IF([.D98];CONCATENATE([.M98];3;[.L98];&quot;'TransOeste'&quot;;[.L98];[.A98];[.N98]);&quot; &quot; )" office:value-type="string" office:string-value="insert into corredor values(3,'TransOeste',98);" calcext:value-type="string">
            <text:p>insert into corredor values(3,'TransOeste',98);</text:p>
          </table:table-cell>
          <table:table-cell table:formula="of:=IF([.E98];CONCATENATE([.M98];4;[.L98];&quot;'TransOlimpica'&quot;;[.L98];[.A98];[.N98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98:.E9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9];CONCATENATE([.M99];1;[.L99];&quot;'TransCarioca'&quot;;[.L99];[.A99];[.N99]); &quot; &quot;)" office:value-type="string" office:string-value=" " calcext:value-type="string">
            <text:p><text:s/></text:p>
          </table:table-cell>
          <table:table-cell table:formula="of:=IF([.C99];CONCATENATE([.M99];2;[.L99];&quot;'TransBrasil'&quot;;[.L99];[.A99];[.N99]);&quot; &quot; )" office:value-type="string" office:string-value=" " calcext:value-type="string">
            <text:p><text:s/></text:p>
          </table:table-cell>
          <table:table-cell table:formula="of:=IF([.D99];CONCATENATE([.M99];3;[.L99];&quot;'TransOeste'&quot;;[.L99];[.A99];[.N99]);&quot; &quot; )" office:value-type="string" office:string-value="insert into corredor values(3,'TransOeste',99);" calcext:value-type="string">
            <text:p>insert into corredor values(3,'TransOeste',99);</text:p>
          </table:table-cell>
          <table:table-cell table:formula="of:=IF([.E99];CONCATENATE([.M99];4;[.L99];&quot;'TransOlimpica'&quot;;[.L99];[.A99];[.N99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99:.E9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00];CONCATENATE([.M100];1;[.L100];&quot;'TransCarioca'&quot;;[.L100];[.A100];[.N100]); &quot; &quot;)" office:value-type="string" office:string-value=" " calcext:value-type="string">
            <text:p><text:s/></text:p>
          </table:table-cell>
          <table:table-cell table:formula="of:=IF([.C100];CONCATENATE([.M100];2;[.L100];&quot;'TransBrasil'&quot;;[.L100];[.A100];[.N100]);&quot; &quot; )" office:value-type="string" office:string-value=" " calcext:value-type="string">
            <text:p><text:s/></text:p>
          </table:table-cell>
          <table:table-cell table:formula="of:=IF([.D100];CONCATENATE([.M100];3;[.L100];&quot;'TransOeste'&quot;;[.L100];[.A100];[.N100]);&quot; &quot; )" office:value-type="string" office:string-value="insert into corredor values(3,'TransOeste',100);" calcext:value-type="string">
            <text:p>insert into corredor values(3,'TransOeste',100);</text:p>
          </table:table-cell>
          <table:table-cell table:formula="of:=IF([.E100];CONCATENATE([.M100];4;[.L100];&quot;'TransOlimpica'&quot;;[.L100];[.A100];[.N100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00:.E1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01];CONCATENATE([.M101];1;[.L101];&quot;'TransCarioca'&quot;;[.L101];[.A101];[.N101]); &quot; &quot;)" office:value-type="string" office:string-value=" " calcext:value-type="string">
            <text:p><text:s/></text:p>
          </table:table-cell>
          <table:table-cell table:formula="of:=IF([.C101];CONCATENATE([.M101];2;[.L101];&quot;'TransBrasil'&quot;;[.L101];[.A101];[.N101]);&quot; &quot; )" office:value-type="string" office:string-value=" " calcext:value-type="string">
            <text:p><text:s/></text:p>
          </table:table-cell>
          <table:table-cell table:formula="of:=IF([.D101];CONCATENATE([.M101];3;[.L101];&quot;'TransOeste'&quot;;[.L101];[.A101];[.N101]);&quot; &quot; )" office:value-type="string" office:string-value="insert into corredor values(3,'TransOeste',101);" calcext:value-type="string">
            <text:p>insert into corredor values(3,'TransOeste',101);</text:p>
          </table:table-cell>
          <table:table-cell table:formula="of:=IF([.E101];CONCATENATE([.M101];4;[.L101];&quot;'TransOlimpica'&quot;;[.L101];[.A101];[.N101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01:.E10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02];CONCATENATE([.M102];1;[.L102];&quot;'TransCarioca'&quot;;[.L102];[.A102];[.N102]); &quot; &quot;)" office:value-type="string" office:string-value=" " calcext:value-type="string">
            <text:p><text:s/></text:p>
          </table:table-cell>
          <table:table-cell table:formula="of:=IF([.C102];CONCATENATE([.M102];2;[.L102];&quot;'TransBrasil'&quot;;[.L102];[.A102];[.N102]);&quot; &quot; )" office:value-type="string" office:string-value=" " calcext:value-type="string">
            <text:p><text:s/></text:p>
          </table:table-cell>
          <table:table-cell table:formula="of:=IF([.D102];CONCATENATE([.M102];3;[.L102];&quot;'TransOeste'&quot;;[.L102];[.A102];[.N102]);&quot; &quot; )" office:value-type="string" office:string-value="insert into corredor values(3,'TransOeste',102);" calcext:value-type="string">
            <text:p>insert into corredor values(3,'TransOeste',102);</text:p>
          </table:table-cell>
          <table:table-cell table:formula="of:=IF([.E102];CONCATENATE([.M102];4;[.L102];&quot;'TransOlimpica'&quot;;[.L102];[.A102];[.N102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02:.E10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03];CONCATENATE([.M103];1;[.L103];&quot;'TransCarioca'&quot;;[.L103];[.A103];[.N103]); &quot; &quot;)" office:value-type="string" office:string-value=" " calcext:value-type="string">
            <text:p><text:s/></text:p>
          </table:table-cell>
          <table:table-cell table:formula="of:=IF([.C103];CONCATENATE([.M103];2;[.L103];&quot;'TransBrasil'&quot;;[.L103];[.A103];[.N103]);&quot; &quot; )" office:value-type="string" office:string-value=" " calcext:value-type="string">
            <text:p><text:s/></text:p>
          </table:table-cell>
          <table:table-cell table:formula="of:=IF([.D103];CONCATENATE([.M103];3;[.L103];&quot;'TransOeste'&quot;;[.L103];[.A103];[.N103]);&quot; &quot; )" office:value-type="string" office:string-value="insert into corredor values(3,'TransOeste',103);" calcext:value-type="string">
            <text:p>insert into corredor values(3,'TransOeste',103);</text:p>
          </table:table-cell>
          <table:table-cell table:formula="of:=IF([.E103];CONCATENATE([.M103];4;[.L103];&quot;'TransOlimpica'&quot;;[.L103];[.A103];[.N103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03:.E10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04];CONCATENATE([.M104];1;[.L104];&quot;'TransCarioca'&quot;;[.L104];[.A104];[.N104]); &quot; &quot;)" office:value-type="string" office:string-value=" " calcext:value-type="string">
            <text:p><text:s/></text:p>
          </table:table-cell>
          <table:table-cell table:formula="of:=IF([.C104];CONCATENATE([.M104];2;[.L104];&quot;'TransBrasil'&quot;;[.L104];[.A104];[.N104]);&quot; &quot; )" office:value-type="string" office:string-value=" " calcext:value-type="string">
            <text:p><text:s/></text:p>
          </table:table-cell>
          <table:table-cell table:formula="of:=IF([.D104];CONCATENATE([.M104];3;[.L104];&quot;'TransOeste'&quot;;[.L104];[.A104];[.N104]);&quot; &quot; )" office:value-type="string" office:string-value="insert into corredor values(3,'TransOeste',104);" calcext:value-type="string">
            <text:p>insert into corredor values(3,'TransOeste',104);</text:p>
          </table:table-cell>
          <table:table-cell table:formula="of:=IF([.E104];CONCATENATE([.M104];4;[.L104];&quot;'TransOlimpica'&quot;;[.L104];[.A104];[.N104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04:.E10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05];CONCATENATE([.M105];1;[.L105];&quot;'TransCarioca'&quot;;[.L105];[.A105];[.N105]); &quot; &quot;)" office:value-type="string" office:string-value=" " calcext:value-type="string">
            <text:p><text:s/></text:p>
          </table:table-cell>
          <table:table-cell table:formula="of:=IF([.C105];CONCATENATE([.M105];2;[.L105];&quot;'TransBrasil'&quot;;[.L105];[.A105];[.N105]);&quot; &quot; )" office:value-type="string" office:string-value=" " calcext:value-type="string">
            <text:p><text:s/></text:p>
          </table:table-cell>
          <table:table-cell table:formula="of:=IF([.D105];CONCATENATE([.M105];3;[.L105];&quot;'TransOeste'&quot;;[.L105];[.A105];[.N105]);&quot; &quot; )" office:value-type="string" office:string-value="insert into corredor values(3,'TransOeste',105);" calcext:value-type="string">
            <text:p>insert into corredor values(3,'TransOeste',105);</text:p>
          </table:table-cell>
          <table:table-cell table:formula="of:=IF([.E105];CONCATENATE([.M105];4;[.L105];&quot;'TransOlimpica'&quot;;[.L105];[.A105];[.N105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05:.E10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06];CONCATENATE([.M106];1;[.L106];&quot;'TransCarioca'&quot;;[.L106];[.A106];[.N106]); &quot; &quot;)" office:value-type="string" office:string-value=" " calcext:value-type="string">
            <text:p><text:s/></text:p>
          </table:table-cell>
          <table:table-cell table:formula="of:=IF([.C106];CONCATENATE([.M106];2;[.L106];&quot;'TransBrasil'&quot;;[.L106];[.A106];[.N106]);&quot; &quot; )" office:value-type="string" office:string-value=" " calcext:value-type="string">
            <text:p><text:s/></text:p>
          </table:table-cell>
          <table:table-cell table:formula="of:=IF([.D106];CONCATENATE([.M106];3;[.L106];&quot;'TransOeste'&quot;;[.L106];[.A106];[.N106]);&quot; &quot; )" office:value-type="string" office:string-value="insert into corredor values(3,'TransOeste',106);" calcext:value-type="string">
            <text:p>insert into corredor values(3,'TransOeste',106);</text:p>
          </table:table-cell>
          <table:table-cell table:formula="of:=IF([.E106];CONCATENATE([.M106];4;[.L106];&quot;'TransOlimpica'&quot;;[.L106];[.A106];[.N106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06:.E10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07];CONCATENATE([.M107];1;[.L107];&quot;'TransCarioca'&quot;;[.L107];[.A107];[.N107]); &quot; &quot;)" office:value-type="string" office:string-value=" " calcext:value-type="string">
            <text:p><text:s/></text:p>
          </table:table-cell>
          <table:table-cell table:formula="of:=IF([.C107];CONCATENATE([.M107];2;[.L107];&quot;'TransBrasil'&quot;;[.L107];[.A107];[.N107]);&quot; &quot; )" office:value-type="string" office:string-value=" " calcext:value-type="string">
            <text:p><text:s/></text:p>
          </table:table-cell>
          <table:table-cell table:formula="of:=IF([.D107];CONCATENATE([.M107];3;[.L107];&quot;'TransOeste'&quot;;[.L107];[.A107];[.N107]);&quot; &quot; )" office:value-type="string" office:string-value="insert into corredor values(3,'TransOeste',107);" calcext:value-type="string">
            <text:p>insert into corredor values(3,'TransOeste',107);</text:p>
          </table:table-cell>
          <table:table-cell table:formula="of:=IF([.E107];CONCATENATE([.M107];4;[.L107];&quot;'TransOlimpica'&quot;;[.L107];[.A107];[.N107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07:.E10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08];CONCATENATE([.M108];1;[.L108];&quot;'TransCarioca'&quot;;[.L108];[.A108];[.N108]); &quot; &quot;)" office:value-type="string" office:string-value=" " calcext:value-type="string">
            <text:p><text:s/></text:p>
          </table:table-cell>
          <table:table-cell table:formula="of:=IF([.C108];CONCATENATE([.M108];2;[.L108];&quot;'TransBrasil'&quot;;[.L108];[.A108];[.N108]);&quot; &quot; )" office:value-type="string" office:string-value=" " calcext:value-type="string">
            <text:p><text:s/></text:p>
          </table:table-cell>
          <table:table-cell table:formula="of:=IF([.D108];CONCATENATE([.M108];3;[.L108];&quot;'TransOeste'&quot;;[.L108];[.A108];[.N108]);&quot; &quot; )" office:value-type="string" office:string-value="insert into corredor values(3,'TransOeste',108);" calcext:value-type="string">
            <text:p>insert into corredor values(3,'TransOeste',108);</text:p>
          </table:table-cell>
          <table:table-cell table:formula="of:=IF([.E108];CONCATENATE([.M108];4;[.L108];&quot;'TransOlimpica'&quot;;[.L108];[.A108];[.N108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08:.E10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09];CONCATENATE([.M109];1;[.L109];&quot;'TransCarioca'&quot;;[.L109];[.A109];[.N109]); &quot; &quot;)" office:value-type="string" office:string-value=" " calcext:value-type="string">
            <text:p><text:s/></text:p>
          </table:table-cell>
          <table:table-cell table:formula="of:=IF([.C109];CONCATENATE([.M109];2;[.L109];&quot;'TransBrasil'&quot;;[.L109];[.A109];[.N109]);&quot; &quot; )" office:value-type="string" office:string-value=" " calcext:value-type="string">
            <text:p><text:s/></text:p>
          </table:table-cell>
          <table:table-cell table:formula="of:=IF([.D109];CONCATENATE([.M109];3;[.L109];&quot;'TransOeste'&quot;;[.L109];[.A109];[.N109]);&quot; &quot; )" office:value-type="string" office:string-value="insert into corredor values(3,'TransOeste',109);" calcext:value-type="string">
            <text:p>insert into corredor values(3,'TransOeste',109);</text:p>
          </table:table-cell>
          <table:table-cell table:formula="of:=IF([.E109];CONCATENATE([.M109];4;[.L109];&quot;'TransOlimpica'&quot;;[.L109];[.A109];[.N109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09:.E1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10];CONCATENATE([.M110];1;[.L110];&quot;'TransCarioca'&quot;;[.L110];[.A110];[.N110]); &quot; &quot;)" office:value-type="string" office:string-value=" " calcext:value-type="string">
            <text:p><text:s/></text:p>
          </table:table-cell>
          <table:table-cell table:formula="of:=IF([.C110];CONCATENATE([.M110];2;[.L110];&quot;'TransBrasil'&quot;;[.L110];[.A110];[.N110]);&quot; &quot; )" office:value-type="string" office:string-value=" " calcext:value-type="string">
            <text:p><text:s/></text:p>
          </table:table-cell>
          <table:table-cell table:formula="of:=IF([.D110];CONCATENATE([.M110];3;[.L110];&quot;'TransOeste'&quot;;[.L110];[.A110];[.N110]);&quot; &quot; )" office:value-type="string" office:string-value="insert into corredor values(3,'TransOeste',110);" calcext:value-type="string">
            <text:p>insert into corredor values(3,'TransOeste',110);</text:p>
          </table:table-cell>
          <table:table-cell table:formula="of:=IF([.E110];CONCATENATE([.M110];4;[.L110];&quot;'TransOlimpica'&quot;;[.L110];[.A110];[.N110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10:.E1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11];CONCATENATE([.M111];1;[.L111];&quot;'TransCarioca'&quot;;[.L111];[.A111];[.N111]); &quot; &quot;)" office:value-type="string" office:string-value=" " calcext:value-type="string">
            <text:p><text:s/></text:p>
          </table:table-cell>
          <table:table-cell table:formula="of:=IF([.C111];CONCATENATE([.M111];2;[.L111];&quot;'TransBrasil'&quot;;[.L111];[.A111];[.N111]);&quot; &quot; )" office:value-type="string" office:string-value=" " calcext:value-type="string">
            <text:p><text:s/></text:p>
          </table:table-cell>
          <table:table-cell table:formula="of:=IF([.D111];CONCATENATE([.M111];3;[.L111];&quot;'TransOeste'&quot;;[.L111];[.A111];[.N111]);&quot; &quot; )" office:value-type="string" office:string-value="insert into corredor values(3,'TransOeste',111);" calcext:value-type="string">
            <text:p>insert into corredor values(3,'TransOeste',111);</text:p>
          </table:table-cell>
          <table:table-cell table:formula="of:=IF([.E111];CONCATENATE([.M111];4;[.L111];&quot;'TransOlimpica'&quot;;[.L111];[.A111];[.N111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11:.E1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12];CONCATENATE([.M112];1;[.L112];&quot;'TransCarioca'&quot;;[.L112];[.A112];[.N112]); &quot; &quot;)" office:value-type="string" office:string-value=" " calcext:value-type="string">
            <text:p><text:s/></text:p>
          </table:table-cell>
          <table:table-cell table:formula="of:=IF([.C112];CONCATENATE([.M112];2;[.L112];&quot;'TransBrasil'&quot;;[.L112];[.A112];[.N112]);&quot; &quot; )" office:value-type="string" office:string-value=" " calcext:value-type="string">
            <text:p><text:s/></text:p>
          </table:table-cell>
          <table:table-cell table:formula="of:=IF([.D112];CONCATENATE([.M112];3;[.L112];&quot;'TransOeste'&quot;;[.L112];[.A112];[.N112]);&quot; &quot; )" office:value-type="string" office:string-value="insert into corredor values(3,'TransOeste',112);" calcext:value-type="string">
            <text:p>insert into corredor values(3,'TransOeste',112);</text:p>
          </table:table-cell>
          <table:table-cell table:formula="of:=IF([.E112];CONCATENATE([.M112];4;[.L112];&quot;'TransOlimpica'&quot;;[.L112];[.A112];[.N112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12:.E1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13];CONCATENATE([.M113];1;[.L113];&quot;'TransCarioca'&quot;;[.L113];[.A113];[.N113]); &quot; &quot;)" office:value-type="string" office:string-value=" " calcext:value-type="string">
            <text:p><text:s/></text:p>
          </table:table-cell>
          <table:table-cell table:formula="of:=IF([.C113];CONCATENATE([.M113];2;[.L113];&quot;'TransBrasil'&quot;;[.L113];[.A113];[.N113]);&quot; &quot; )" office:value-type="string" office:string-value=" " calcext:value-type="string">
            <text:p><text:s/></text:p>
          </table:table-cell>
          <table:table-cell table:formula="of:=IF([.D113];CONCATENATE([.M113];3;[.L113];&quot;'TransOeste'&quot;;[.L113];[.A113];[.N113]);&quot; &quot; )" office:value-type="string" office:string-value="insert into corredor values(3,'TransOeste',113);" calcext:value-type="string">
            <text:p>insert into corredor values(3,'TransOeste',113);</text:p>
          </table:table-cell>
          <table:table-cell table:formula="of:=IF([.E113];CONCATENATE([.M113];4;[.L113];&quot;'TransOlimpica'&quot;;[.L113];[.A113];[.N113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13:.E1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14];CONCATENATE([.M114];1;[.L114];&quot;'TransCarioca'&quot;;[.L114];[.A114];[.N114]); &quot; &quot;)" office:value-type="string" office:string-value=" " calcext:value-type="string">
            <text:p><text:s/></text:p>
          </table:table-cell>
          <table:table-cell table:formula="of:=IF([.C114];CONCATENATE([.M114];2;[.L114];&quot;'TransBrasil'&quot;;[.L114];[.A114];[.N114]);&quot; &quot; )" office:value-type="string" office:string-value=" " calcext:value-type="string">
            <text:p><text:s/></text:p>
          </table:table-cell>
          <table:table-cell table:formula="of:=IF([.D114];CONCATENATE([.M114];3;[.L114];&quot;'TransOeste'&quot;;[.L114];[.A114];[.N114]);&quot; &quot; )" office:value-type="string" office:string-value="insert into corredor values(3,'TransOeste',114);" calcext:value-type="string">
            <text:p>insert into corredor values(3,'TransOeste',114);</text:p>
          </table:table-cell>
          <table:table-cell table:formula="of:=IF([.E114];CONCATENATE([.M114];4;[.L114];&quot;'TransOlimpica'&quot;;[.L114];[.A114];[.N114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14:.E1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15];CONCATENATE([.M115];1;[.L115];&quot;'TransCarioca'&quot;;[.L115];[.A115];[.N115]); &quot; &quot;)" office:value-type="string" office:string-value=" " calcext:value-type="string">
            <text:p><text:s/></text:p>
          </table:table-cell>
          <table:table-cell table:formula="of:=IF([.C115];CONCATENATE([.M115];2;[.L115];&quot;'TransBrasil'&quot;;[.L115];[.A115];[.N115]);&quot; &quot; )" office:value-type="string" office:string-value=" " calcext:value-type="string">
            <text:p><text:s/></text:p>
          </table:table-cell>
          <table:table-cell table:formula="of:=IF([.D115];CONCATENATE([.M115];3;[.L115];&quot;'TransOeste'&quot;;[.L115];[.A115];[.N115]);&quot; &quot; )" office:value-type="string" office:string-value="insert into corredor values(3,'TransOeste',115);" calcext:value-type="string">
            <text:p>insert into corredor values(3,'TransOeste',115);</text:p>
          </table:table-cell>
          <table:table-cell table:formula="of:=IF([.E115];CONCATENATE([.M115];4;[.L115];&quot;'TransOlimpica'&quot;;[.L115];[.A115];[.N115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15:.E1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16];CONCATENATE([.M116];1;[.L116];&quot;'TransCarioca'&quot;;[.L116];[.A116];[.N116]); &quot; &quot;)" office:value-type="string" office:string-value=" " calcext:value-type="string">
            <text:p><text:s/></text:p>
          </table:table-cell>
          <table:table-cell table:formula="of:=IF([.C116];CONCATENATE([.M116];2;[.L116];&quot;'TransBrasil'&quot;;[.L116];[.A116];[.N116]);&quot; &quot; )" office:value-type="string" office:string-value=" " calcext:value-type="string">
            <text:p><text:s/></text:p>
          </table:table-cell>
          <table:table-cell table:formula="of:=IF([.D116];CONCATENATE([.M116];3;[.L116];&quot;'TransOeste'&quot;;[.L116];[.A116];[.N116]);&quot; &quot; )" office:value-type="string" office:string-value="insert into corredor values(3,'TransOeste',116);" calcext:value-type="string">
            <text:p>insert into corredor values(3,'TransOeste',116);</text:p>
          </table:table-cell>
          <table:table-cell table:formula="of:=IF([.E116];CONCATENATE([.M116];4;[.L116];&quot;'TransOlimpica'&quot;;[.L116];[.A116];[.N116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16:.E1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17];CONCATENATE([.M117];1;[.L117];&quot;'TransCarioca'&quot;;[.L117];[.A117];[.N117]); &quot; &quot;)" office:value-type="string" office:string-value=" " calcext:value-type="string">
            <text:p><text:s/></text:p>
          </table:table-cell>
          <table:table-cell table:formula="of:=IF([.C117];CONCATENATE([.M117];2;[.L117];&quot;'TransBrasil'&quot;;[.L117];[.A117];[.N117]);&quot; &quot; )" office:value-type="string" office:string-value="insert into corredor values(2,'TransBrasil',117);" calcext:value-type="string">
            <text:p>insert into corredor values(2,'TransBrasil',117);</text:p>
          </table:table-cell>
          <table:table-cell table:formula="of:=IF([.D117];CONCATENATE([.M117];3;[.L117];&quot;'TransOeste'&quot;;[.L117];[.A117];[.N117]);&quot; &quot; )" office:value-type="string" office:string-value=" " calcext:value-type="string">
            <text:p><text:s/></text:p>
          </table:table-cell>
          <table:table-cell table:formula="of:=IF([.E117];CONCATENATE([.M117];4;[.L117];&quot;'TransOlimpica'&quot;;[.L117];[.A117];[.N117]);&quot; &quot; )" office:value-type="string" office:string-value="insert into corredor values(4,'TransOlimpica',117);" calcext:value-type="string">
            <text:p>insert into corredor values(4,'TransOlimpica',117);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17:.E11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118];CONCATENATE([.M118];1;[.L118];&quot;'TransCarioca'&quot;;[.L118];[.A118];[.N118]); &quot; &quot;)" office:value-type="string" office:string-value=" " calcext:value-type="string">
            <text:p><text:s/></text:p>
          </table:table-cell>
          <table:table-cell table:formula="of:=IF([.C118];CONCATENATE([.M118];2;[.L118];&quot;'TransBrasil'&quot;;[.L118];[.A118];[.N118]);&quot; &quot; )" office:value-type="string" office:string-value="insert into corredor values(2,'TransBrasil',118);" calcext:value-type="string">
            <text:p>insert into corredor values(2,'TransBrasil',118);</text:p>
          </table:table-cell>
          <table:table-cell table:formula="of:=IF([.D118];CONCATENATE([.M118];3;[.L118];&quot;'TransOeste'&quot;;[.L118];[.A118];[.N118]);&quot; &quot; )" office:value-type="string" office:string-value=" " calcext:value-type="string">
            <text:p><text:s/></text:p>
          </table:table-cell>
          <table:table-cell table:formula="of:=IF([.E118];CONCATENATE([.M118];4;[.L118];&quot;'TransOlimpica'&quot;;[.L118];[.A118];[.N118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18:.E1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119];CONCATENATE([.M119];1;[.L119];&quot;'TransCarioca'&quot;;[.L119];[.A119];[.N119]); &quot; &quot;)" office:value-type="string" office:string-value=" " calcext:value-type="string">
            <text:p><text:s/></text:p>
          </table:table-cell>
          <table:table-cell table:formula="of:=IF([.C119];CONCATENATE([.M119];2;[.L119];&quot;'TransBrasil'&quot;;[.L119];[.A119];[.N119]);&quot; &quot; )" office:value-type="string" office:string-value="insert into corredor values(2,'TransBrasil',119);" calcext:value-type="string">
            <text:p>insert into corredor values(2,'TransBrasil',119);</text:p>
          </table:table-cell>
          <table:table-cell table:formula="of:=IF([.D119];CONCATENATE([.M119];3;[.L119];&quot;'TransOeste'&quot;;[.L119];[.A119];[.N119]);&quot; &quot; )" office:value-type="string" office:string-value=" " calcext:value-type="string">
            <text:p><text:s/></text:p>
          </table:table-cell>
          <table:table-cell table:formula="of:=IF([.E119];CONCATENATE([.M119];4;[.L119];&quot;'TransOlimpica'&quot;;[.L119];[.A119];[.N119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19:.E1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120];CONCATENATE([.M120];1;[.L120];&quot;'TransCarioca'&quot;;[.L120];[.A120];[.N120]); &quot; &quot;)" office:value-type="string" office:string-value=" " calcext:value-type="string">
            <text:p><text:s/></text:p>
          </table:table-cell>
          <table:table-cell table:formula="of:=IF([.C120];CONCATENATE([.M120];2;[.L120];&quot;'TransBrasil'&quot;;[.L120];[.A120];[.N120]);&quot; &quot; )" office:value-type="string" office:string-value="insert into corredor values(2,'TransBrasil',120);" calcext:value-type="string">
            <text:p>insert into corredor values(2,'TransBrasil',120);</text:p>
          </table:table-cell>
          <table:table-cell table:formula="of:=IF([.D120];CONCATENATE([.M120];3;[.L120];&quot;'TransOeste'&quot;;[.L120];[.A120];[.N120]);&quot; &quot; )" office:value-type="string" office:string-value=" " calcext:value-type="string">
            <text:p><text:s/></text:p>
          </table:table-cell>
          <table:table-cell table:formula="of:=IF([.E120];CONCATENATE([.M120];4;[.L120];&quot;'TransOlimpica'&quot;;[.L120];[.A120];[.N120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20:.E1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121];CONCATENATE([.M121];1;[.L121];&quot;'TransCarioca'&quot;;[.L121];[.A121];[.N121]); &quot; &quot;)" office:value-type="string" office:string-value=" " calcext:value-type="string">
            <text:p><text:s/></text:p>
          </table:table-cell>
          <table:table-cell table:formula="of:=IF([.C121];CONCATENATE([.M121];2;[.L121];&quot;'TransBrasil'&quot;;[.L121];[.A121];[.N121]);&quot; &quot; )" office:value-type="string" office:string-value="insert into corredor values(2,'TransBrasil',121);" calcext:value-type="string">
            <text:p>insert into corredor values(2,'TransBrasil',121);</text:p>
          </table:table-cell>
          <table:table-cell table:formula="of:=IF([.D121];CONCATENATE([.M121];3;[.L121];&quot;'TransOeste'&quot;;[.L121];[.A121];[.N121]);&quot; &quot; )" office:value-type="string" office:string-value=" " calcext:value-type="string">
            <text:p><text:s/></text:p>
          </table:table-cell>
          <table:table-cell table:formula="of:=IF([.E121];CONCATENATE([.M121];4;[.L121];&quot;'TransOlimpica'&quot;;[.L121];[.A121];[.N121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21:.E1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122];CONCATENATE([.M122];1;[.L122];&quot;'TransCarioca'&quot;;[.L122];[.A122];[.N122]); &quot; &quot;)" office:value-type="string" office:string-value=" " calcext:value-type="string">
            <text:p><text:s/></text:p>
          </table:table-cell>
          <table:table-cell table:formula="of:=IF([.C122];CONCATENATE([.M122];2;[.L122];&quot;'TransBrasil'&quot;;[.L122];[.A122];[.N122]);&quot; &quot; )" office:value-type="string" office:string-value="insert into corredor values(2,'TransBrasil',122);" calcext:value-type="string">
            <text:p>insert into corredor values(2,'TransBrasil',122);</text:p>
          </table:table-cell>
          <table:table-cell table:formula="of:=IF([.D122];CONCATENATE([.M122];3;[.L122];&quot;'TransOeste'&quot;;[.L122];[.A122];[.N122]);&quot; &quot; )" office:value-type="string" office:string-value=" " calcext:value-type="string">
            <text:p><text:s/></text:p>
          </table:table-cell>
          <table:table-cell table:formula="of:=IF([.E122];CONCATENATE([.M122];4;[.L122];&quot;'TransOlimpica'&quot;;[.L122];[.A122];[.N122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22:.E1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123];CONCATENATE([.M123];1;[.L123];&quot;'TransCarioca'&quot;;[.L123];[.A123];[.N123]); &quot; &quot;)" office:value-type="string" office:string-value=" " calcext:value-type="string">
            <text:p><text:s/></text:p>
          </table:table-cell>
          <table:table-cell table:formula="of:=IF([.C123];CONCATENATE([.M123];2;[.L123];&quot;'TransBrasil'&quot;;[.L123];[.A123];[.N123]);&quot; &quot; )" office:value-type="string" office:string-value="insert into corredor values(2,'TransBrasil',123);" calcext:value-type="string">
            <text:p>insert into corredor values(2,'TransBrasil',123);</text:p>
          </table:table-cell>
          <table:table-cell table:formula="of:=IF([.D123];CONCATENATE([.M123];3;[.L123];&quot;'TransOeste'&quot;;[.L123];[.A123];[.N123]);&quot; &quot; )" office:value-type="string" office:string-value=" " calcext:value-type="string">
            <text:p><text:s/></text:p>
          </table:table-cell>
          <table:table-cell table:formula="of:=IF([.E123];CONCATENATE([.M123];4;[.L123];&quot;'TransOlimpica'&quot;;[.L123];[.A123];[.N123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23:.E1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124];CONCATENATE([.M124];1;[.L124];&quot;'TransCarioca'&quot;;[.L124];[.A124];[.N124]); &quot; &quot;)" office:value-type="string" office:string-value=" " calcext:value-type="string">
            <text:p><text:s/></text:p>
          </table:table-cell>
          <table:table-cell table:formula="of:=IF([.C124];CONCATENATE([.M124];2;[.L124];&quot;'TransBrasil'&quot;;[.L124];[.A124];[.N124]);&quot; &quot; )" office:value-type="string" office:string-value="insert into corredor values(2,'TransBrasil',124);" calcext:value-type="string">
            <text:p>insert into corredor values(2,'TransBrasil',124);</text:p>
          </table:table-cell>
          <table:table-cell table:formula="of:=IF([.D124];CONCATENATE([.M124];3;[.L124];&quot;'TransOeste'&quot;;[.L124];[.A124];[.N124]);&quot; &quot; )" office:value-type="string" office:string-value=" " calcext:value-type="string">
            <text:p><text:s/></text:p>
          </table:table-cell>
          <table:table-cell table:formula="of:=IF([.E124];CONCATENATE([.M124];4;[.L124];&quot;'TransOlimpica'&quot;;[.L124];[.A124];[.N124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24:.E1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125];CONCATENATE([.M125];1;[.L125];&quot;'TransCarioca'&quot;;[.L125];[.A125];[.N125]); &quot; &quot;)" office:value-type="string" office:string-value=" " calcext:value-type="string">
            <text:p><text:s/></text:p>
          </table:table-cell>
          <table:table-cell table:formula="of:=IF([.C125];CONCATENATE([.M125];2;[.L125];&quot;'TransBrasil'&quot;;[.L125];[.A125];[.N125]);&quot; &quot; )" office:value-type="string" office:string-value="insert into corredor values(2,'TransBrasil',125);" calcext:value-type="string">
            <text:p>insert into corredor values(2,'TransBrasil',125);</text:p>
          </table:table-cell>
          <table:table-cell table:formula="of:=IF([.D125];CONCATENATE([.M125];3;[.L125];&quot;'TransOeste'&quot;;[.L125];[.A125];[.N125]);&quot; &quot; )" office:value-type="string" office:string-value=" " calcext:value-type="string">
            <text:p><text:s/></text:p>
          </table:table-cell>
          <table:table-cell table:formula="of:=IF([.E125];CONCATENATE([.M125];4;[.L125];&quot;'TransOlimpica'&quot;;[.L125];[.A125];[.N125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25:.E1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126];CONCATENATE([.M126];1;[.L126];&quot;'TransCarioca'&quot;;[.L126];[.A126];[.N126]); &quot; &quot;)" office:value-type="string" office:string-value=" " calcext:value-type="string">
            <text:p><text:s/></text:p>
          </table:table-cell>
          <table:table-cell table:formula="of:=IF([.C126];CONCATENATE([.M126];2;[.L126];&quot;'TransBrasil'&quot;;[.L126];[.A126];[.N126]);&quot; &quot; )" office:value-type="string" office:string-value="insert into corredor values(2,'TransBrasil',126);" calcext:value-type="string">
            <text:p>insert into corredor values(2,'TransBrasil',126);</text:p>
          </table:table-cell>
          <table:table-cell table:formula="of:=IF([.D126];CONCATENATE([.M126];3;[.L126];&quot;'TransOeste'&quot;;[.L126];[.A126];[.N126]);&quot; &quot; )" office:value-type="string" office:string-value=" " calcext:value-type="string">
            <text:p><text:s/></text:p>
          </table:table-cell>
          <table:table-cell table:formula="of:=IF([.E126];CONCATENATE([.M126];4;[.L126];&quot;'TransOlimpica'&quot;;[.L126];[.A126];[.N126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26:.E1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127];CONCATENATE([.M127];1;[.L127];&quot;'TransCarioca'&quot;;[.L127];[.A127];[.N127]); &quot; &quot;)" office:value-type="string" office:string-value=" " calcext:value-type="string">
            <text:p><text:s/></text:p>
          </table:table-cell>
          <table:table-cell table:formula="of:=IF([.C127];CONCATENATE([.M127];2;[.L127];&quot;'TransBrasil'&quot;;[.L127];[.A127];[.N127]);&quot; &quot; )" office:value-type="string" office:string-value="insert into corredor values(2,'TransBrasil',127);" calcext:value-type="string">
            <text:p>insert into corredor values(2,'TransBrasil',127);</text:p>
          </table:table-cell>
          <table:table-cell table:formula="of:=IF([.D127];CONCATENATE([.M127];3;[.L127];&quot;'TransOeste'&quot;;[.L127];[.A127];[.N127]);&quot; &quot; )" office:value-type="string" office:string-value=" " calcext:value-type="string">
            <text:p><text:s/></text:p>
          </table:table-cell>
          <table:table-cell table:formula="of:=IF([.E127];CONCATENATE([.M127];4;[.L127];&quot;'TransOlimpica'&quot;;[.L127];[.A127];[.N127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27:.E1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128];CONCATENATE([.M128];1;[.L128];&quot;'TransCarioca'&quot;;[.L128];[.A128];[.N128]); &quot; &quot;)" office:value-type="string" office:string-value=" " calcext:value-type="string">
            <text:p><text:s/></text:p>
          </table:table-cell>
          <table:table-cell table:formula="of:=IF([.C128];CONCATENATE([.M128];2;[.L128];&quot;'TransBrasil'&quot;;[.L128];[.A128];[.N128]);&quot; &quot; )" office:value-type="string" office:string-value="insert into corredor values(2,'TransBrasil',128);" calcext:value-type="string">
            <text:p>insert into corredor values(2,'TransBrasil',128);</text:p>
          </table:table-cell>
          <table:table-cell table:formula="of:=IF([.D128];CONCATENATE([.M128];3;[.L128];&quot;'TransOeste'&quot;;[.L128];[.A128];[.N128]);&quot; &quot; )" office:value-type="string" office:string-value=" " calcext:value-type="string">
            <text:p><text:s/></text:p>
          </table:table-cell>
          <table:table-cell table:formula="of:=IF([.E128];CONCATENATE([.M128];4;[.L128];&quot;'TransOlimpica'&quot;;[.L128];[.A128];[.N128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28:.E1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129];CONCATENATE([.M129];1;[.L129];&quot;'TransCarioca'&quot;;[.L129];[.A129];[.N129]); &quot; &quot;)" office:value-type="string" office:string-value=" " calcext:value-type="string">
            <text:p><text:s/></text:p>
          </table:table-cell>
          <table:table-cell table:formula="of:=IF([.C129];CONCATENATE([.M129];2;[.L129];&quot;'TransBrasil'&quot;;[.L129];[.A129];[.N129]);&quot; &quot; )" office:value-type="string" office:string-value="insert into corredor values(2,'TransBrasil',129);" calcext:value-type="string">
            <text:p>insert into corredor values(2,'TransBrasil',129);</text:p>
          </table:table-cell>
          <table:table-cell table:formula="of:=IF([.D129];CONCATENATE([.M129];3;[.L129];&quot;'TransOeste'&quot;;[.L129];[.A129];[.N129]);&quot; &quot; )" office:value-type="string" office:string-value=" " calcext:value-type="string">
            <text:p><text:s/></text:p>
          </table:table-cell>
          <table:table-cell table:formula="of:=IF([.E129];CONCATENATE([.M129];4;[.L129];&quot;'TransOlimpica'&quot;;[.L129];[.A129];[.N129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29:.E1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130];CONCATENATE([.M130];1;[.L130];&quot;'TransCarioca'&quot;;[.L130];[.A130];[.N130]); &quot; &quot;)" office:value-type="string" office:string-value=" " calcext:value-type="string">
            <text:p><text:s/></text:p>
          </table:table-cell>
          <table:table-cell table:formula="of:=IF([.C130];CONCATENATE([.M130];2;[.L130];&quot;'TransBrasil'&quot;;[.L130];[.A130];[.N130]);&quot; &quot; )" office:value-type="string" office:string-value="insert into corredor values(2,'TransBrasil',130);" calcext:value-type="string">
            <text:p>insert into corredor values(2,'TransBrasil',130);</text:p>
          </table:table-cell>
          <table:table-cell table:formula="of:=IF([.D130];CONCATENATE([.M130];3;[.L130];&quot;'TransOeste'&quot;;[.L130];[.A130];[.N130]);&quot; &quot; )" office:value-type="string" office:string-value=" " calcext:value-type="string">
            <text:p><text:s/></text:p>
          </table:table-cell>
          <table:table-cell table:formula="of:=IF([.E130];CONCATENATE([.M130];4;[.L130];&quot;'TransOlimpica'&quot;;[.L130];[.A130];[.N130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30:.E1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131];CONCATENATE([.M131];1;[.L131];&quot;'TransCarioca'&quot;;[.L131];[.A131];[.N131]); &quot; &quot;)" office:value-type="string" office:string-value=" " calcext:value-type="string">
            <text:p><text:s/></text:p>
          </table:table-cell>
          <table:table-cell table:formula="of:=IF([.C131];CONCATENATE([.M131];2;[.L131];&quot;'TransBrasil'&quot;;[.L131];[.A131];[.N131]);&quot; &quot; )" office:value-type="string" office:string-value="insert into corredor values(2,'TransBrasil',131);" calcext:value-type="string">
            <text:p>insert into corredor values(2,'TransBrasil',131);</text:p>
          </table:table-cell>
          <table:table-cell table:formula="of:=IF([.D131];CONCATENATE([.M131];3;[.L131];&quot;'TransOeste'&quot;;[.L131];[.A131];[.N131]);&quot; &quot; )" office:value-type="string" office:string-value=" " calcext:value-type="string">
            <text:p><text:s/></text:p>
          </table:table-cell>
          <table:table-cell table:formula="of:=IF([.E131];CONCATENATE([.M131];4;[.L131];&quot;'TransOlimpica'&quot;;[.L131];[.A131];[.N131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31:.E1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132];CONCATENATE([.M132];1;[.L132];&quot;'TransCarioca'&quot;;[.L132];[.A132];[.N132]); &quot; &quot;)" office:value-type="string" office:string-value=" " calcext:value-type="string">
            <text:p><text:s/></text:p>
          </table:table-cell>
          <table:table-cell table:formula="of:=IF([.C132];CONCATENATE([.M132];2;[.L132];&quot;'TransBrasil'&quot;;[.L132];[.A132];[.N132]);&quot; &quot; )" office:value-type="string" office:string-value="insert into corredor values(2,'TransBrasil',132);" calcext:value-type="string">
            <text:p>insert into corredor values(2,'TransBrasil',132);</text:p>
          </table:table-cell>
          <table:table-cell table:formula="of:=IF([.D132];CONCATENATE([.M132];3;[.L132];&quot;'TransOeste'&quot;;[.L132];[.A132];[.N132]);&quot; &quot; )" office:value-type="string" office:string-value=" " calcext:value-type="string">
            <text:p><text:s/></text:p>
          </table:table-cell>
          <table:table-cell table:formula="of:=IF([.E132];CONCATENATE([.M132];4;[.L132];&quot;'TransOlimpica'&quot;;[.L132];[.A132];[.N132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32:.E1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133];CONCATENATE([.M133];1;[.L133];&quot;'TransCarioca'&quot;;[.L133];[.A133];[.N133]); &quot; &quot;)" office:value-type="string" office:string-value=" " calcext:value-type="string">
            <text:p><text:s/></text:p>
          </table:table-cell>
          <table:table-cell table:formula="of:=IF([.C133];CONCATENATE([.M133];2;[.L133];&quot;'TransBrasil'&quot;;[.L133];[.A133];[.N133]);&quot; &quot; )" office:value-type="string" office:string-value="insert into corredor values(2,'TransBrasil',133);" calcext:value-type="string">
            <text:p>insert into corredor values(2,'TransBrasil',133);</text:p>
          </table:table-cell>
          <table:table-cell table:formula="of:=IF([.D133];CONCATENATE([.M133];3;[.L133];&quot;'TransOeste'&quot;;[.L133];[.A133];[.N133]);&quot; &quot; )" office:value-type="string" office:string-value=" " calcext:value-type="string">
            <text:p><text:s/></text:p>
          </table:table-cell>
          <table:table-cell table:formula="of:=IF([.E133];CONCATENATE([.M133];4;[.L133];&quot;'TransOlimpica'&quot;;[.L133];[.A133];[.N133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33:.E13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134];CONCATENATE([.M134];1;[.L134];&quot;'TransCarioca'&quot;;[.L134];[.A134];[.N134]); &quot; &quot;)" office:value-type="string" office:string-value=" " calcext:value-type="string">
            <text:p><text:s/></text:p>
          </table:table-cell>
          <table:table-cell table:formula="of:=IF([.C134];CONCATENATE([.M134];2;[.L134];&quot;'TransBrasil'&quot;;[.L134];[.A134];[.N134]);&quot; &quot; )" office:value-type="string" office:string-value="insert into corredor values(2,'TransBrasil',134);" calcext:value-type="string">
            <text:p>insert into corredor values(2,'TransBrasil',134);</text:p>
          </table:table-cell>
          <table:table-cell table:formula="of:=IF([.D134];CONCATENATE([.M134];3;[.L134];&quot;'TransOeste'&quot;;[.L134];[.A134];[.N134]);&quot; &quot; )" office:value-type="string" office:string-value=" " calcext:value-type="string">
            <text:p><text:s/></text:p>
          </table:table-cell>
          <table:table-cell table:formula="of:=IF([.E134];CONCATENATE([.M134];4;[.L134];&quot;'TransOlimpica'&quot;;[.L134];[.A134];[.N134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34:.E1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135];CONCATENATE([.M135];1;[.L135];&quot;'TransCarioca'&quot;;[.L135];[.A135];[.N135]); &quot; &quot;)" office:value-type="string" office:string-value=" " calcext:value-type="string">
            <text:p><text:s/></text:p>
          </table:table-cell>
          <table:table-cell table:formula="of:=IF([.C135];CONCATENATE([.M135];2;[.L135];&quot;'TransBrasil'&quot;;[.L135];[.A135];[.N135]);&quot; &quot; )" office:value-type="string" office:string-value="insert into corredor values(2,'TransBrasil',135);" calcext:value-type="string">
            <text:p>insert into corredor values(2,'TransBrasil',135);</text:p>
          </table:table-cell>
          <table:table-cell table:formula="of:=IF([.D135];CONCATENATE([.M135];3;[.L135];&quot;'TransOeste'&quot;;[.L135];[.A135];[.N135]);&quot; &quot; )" office:value-type="string" office:string-value=" " calcext:value-type="string">
            <text:p><text:s/></text:p>
          </table:table-cell>
          <table:table-cell table:formula="of:=IF([.E135];CONCATENATE([.M135];4;[.L135];&quot;'TransOlimpica'&quot;;[.L135];[.A135];[.N135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35:.E13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136];CONCATENATE([.M136];1;[.L136];&quot;'TransCarioca'&quot;;[.L136];[.A136];[.N136]); &quot; &quot;)" office:value-type="string" office:string-value=" " calcext:value-type="string">
            <text:p><text:s/></text:p>
          </table:table-cell>
          <table:table-cell table:formula="of:=IF([.C136];CONCATENATE([.M136];2;[.L136];&quot;'TransBrasil'&quot;;[.L136];[.A136];[.N136]);&quot; &quot; )" office:value-type="string" office:string-value="insert into corredor values(2,'TransBrasil',136);" calcext:value-type="string">
            <text:p>insert into corredor values(2,'TransBrasil',136);</text:p>
          </table:table-cell>
          <table:table-cell table:formula="of:=IF([.D136];CONCATENATE([.M136];3;[.L136];&quot;'TransOeste'&quot;;[.L136];[.A136];[.N136]);&quot; &quot; )" office:value-type="string" office:string-value=" " calcext:value-type="string">
            <text:p><text:s/></text:p>
          </table:table-cell>
          <table:table-cell table:formula="of:=IF([.E136];CONCATENATE([.M136];4;[.L136];&quot;'TransOlimpica'&quot;;[.L136];[.A136];[.N136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36:.E13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137];CONCATENATE([.M137];1;[.L137];&quot;'TransCarioca'&quot;;[.L137];[.A137];[.N137]); &quot; &quot;)" office:value-type="string" office:string-value=" " calcext:value-type="string">
            <text:p><text:s/></text:p>
          </table:table-cell>
          <table:table-cell table:formula="of:=IF([.C137];CONCATENATE([.M137];2;[.L137];&quot;'TransBrasil'&quot;;[.L137];[.A137];[.N137]);&quot; &quot; )" office:value-type="string" office:string-value="insert into corredor values(2,'TransBrasil',137);" calcext:value-type="string">
            <text:p>insert into corredor values(2,'TransBrasil',137);</text:p>
          </table:table-cell>
          <table:table-cell table:formula="of:=IF([.D137];CONCATENATE([.M137];3;[.L137];&quot;'TransOeste'&quot;;[.L137];[.A137];[.N137]);&quot; &quot; )" office:value-type="string" office:string-value=" " calcext:value-type="string">
            <text:p><text:s/></text:p>
          </table:table-cell>
          <table:table-cell table:formula="of:=IF([.E137];CONCATENATE([.M137];4;[.L137];&quot;'TransOlimpica'&quot;;[.L137];[.A137];[.N137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37:.E13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138];CONCATENATE([.M138];1;[.L138];&quot;'TransCarioca'&quot;;[.L138];[.A138];[.N138]); &quot; &quot;)" office:value-type="string" office:string-value=" " calcext:value-type="string">
            <text:p><text:s/></text:p>
          </table:table-cell>
          <table:table-cell table:formula="of:=IF([.C138];CONCATENATE([.M138];2;[.L138];&quot;'TransBrasil'&quot;;[.L138];[.A138];[.N138]);&quot; &quot; )" office:value-type="string" office:string-value="insert into corredor values(2,'TransBrasil',138);" calcext:value-type="string">
            <text:p>insert into corredor values(2,'TransBrasil',138);</text:p>
          </table:table-cell>
          <table:table-cell table:formula="of:=IF([.D138];CONCATENATE([.M138];3;[.L138];&quot;'TransOeste'&quot;;[.L138];[.A138];[.N138]);&quot; &quot; )" office:value-type="string" office:string-value=" " calcext:value-type="string">
            <text:p><text:s/></text:p>
          </table:table-cell>
          <table:table-cell table:formula="of:=IF([.E138];CONCATENATE([.M138];4;[.L138];&quot;'TransOlimpica'&quot;;[.L138];[.A138];[.N138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38:.E13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139];CONCATENATE([.M139];1;[.L139];&quot;'TransCarioca'&quot;;[.L139];[.A139];[.N139]); &quot; &quot;)" office:value-type="string" office:string-value=" " calcext:value-type="string">
            <text:p><text:s/></text:p>
          </table:table-cell>
          <table:table-cell table:formula="of:=IF([.C139];CONCATENATE([.M139];2;[.L139];&quot;'TransBrasil'&quot;;[.L139];[.A139];[.N139]);&quot; &quot; )" office:value-type="string" office:string-value="insert into corredor values(2,'TransBrasil',139);" calcext:value-type="string">
            <text:p>insert into corredor values(2,'TransBrasil',139);</text:p>
          </table:table-cell>
          <table:table-cell table:formula="of:=IF([.D139];CONCATENATE([.M139];3;[.L139];&quot;'TransOeste'&quot;;[.L139];[.A139];[.N139]);&quot; &quot; )" office:value-type="string" office:string-value=" " calcext:value-type="string">
            <text:p><text:s/></text:p>
          </table:table-cell>
          <table:table-cell table:formula="of:=IF([.E139];CONCATENATE([.M139];4;[.L139];&quot;'TransOlimpica'&quot;;[.L139];[.A139];[.N139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39:.E13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140];CONCATENATE([.M140];1;[.L140];&quot;'TransCarioca'&quot;;[.L140];[.A140];[.N140]); &quot; &quot;)" office:value-type="string" office:string-value=" " calcext:value-type="string">
            <text:p><text:s/></text:p>
          </table:table-cell>
          <table:table-cell table:formula="of:=IF([.C140];CONCATENATE([.M140];2;[.L140];&quot;'TransBrasil'&quot;;[.L140];[.A140];[.N140]);&quot; &quot; )" office:value-type="string" office:string-value="insert into corredor values(2,'TransBrasil',140);" calcext:value-type="string">
            <text:p>insert into corredor values(2,'TransBrasil',140);</text:p>
          </table:table-cell>
          <table:table-cell table:formula="of:=IF([.D140];CONCATENATE([.M140];3;[.L140];&quot;'TransOeste'&quot;;[.L140];[.A140];[.N140]);&quot; &quot; )" office:value-type="string" office:string-value=" " calcext:value-type="string">
            <text:p><text:s/></text:p>
          </table:table-cell>
          <table:table-cell table:formula="of:=IF([.E140];CONCATENATE([.M140];4;[.L140];&quot;'TransOlimpica'&quot;;[.L140];[.A140];[.N140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40:.E1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141];CONCATENATE([.M141];1;[.L141];&quot;'TransCarioca'&quot;;[.L141];[.A141];[.N141]); &quot; &quot;)" office:value-type="string" office:string-value=" " calcext:value-type="string">
            <text:p><text:s/></text:p>
          </table:table-cell>
          <table:table-cell table:formula="of:=IF([.C141];CONCATENATE([.M141];2;[.L141];&quot;'TransBrasil'&quot;;[.L141];[.A141];[.N141]);&quot; &quot; )" office:value-type="string" office:string-value="insert into corredor values(2,'TransBrasil',141);" calcext:value-type="string">
            <text:p>insert into corredor values(2,'TransBrasil',141);</text:p>
          </table:table-cell>
          <table:table-cell table:formula="of:=IF([.D141];CONCATENATE([.M141];3;[.L141];&quot;'TransOeste'&quot;;[.L141];[.A141];[.N141]);&quot; &quot; )" office:value-type="string" office:string-value=" " calcext:value-type="string">
            <text:p><text:s/></text:p>
          </table:table-cell>
          <table:table-cell table:formula="of:=IF([.E141];CONCATENATE([.M141];4;[.L141];&quot;'TransOlimpica'&quot;;[.L141];[.A141];[.N141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41:.E14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142];CONCATENATE([.M142];1;[.L142];&quot;'TransCarioca'&quot;;[.L142];[.A142];[.N142]); &quot; &quot;)" office:value-type="string" office:string-value=" " calcext:value-type="string">
            <text:p><text:s/></text:p>
          </table:table-cell>
          <table:table-cell table:formula="of:=IF([.C142];CONCATENATE([.M142];2;[.L142];&quot;'TransBrasil'&quot;;[.L142];[.A142];[.N142]);&quot; &quot; )" office:value-type="string" office:string-value="insert into corredor values(2,'TransBrasil',142);" calcext:value-type="string">
            <text:p>insert into corredor values(2,'TransBrasil',142);</text:p>
          </table:table-cell>
          <table:table-cell table:formula="of:=IF([.D142];CONCATENATE([.M142];3;[.L142];&quot;'TransOeste'&quot;;[.L142];[.A142];[.N142]);&quot; &quot; )" office:value-type="string" office:string-value=" " calcext:value-type="string">
            <text:p><text:s/></text:p>
          </table:table-cell>
          <table:table-cell table:formula="of:=IF([.E142];CONCATENATE([.M142];4;[.L142];&quot;'TransOlimpica'&quot;;[.L142];[.A142];[.N142]);&quot; &quot; )" office:value-type="string" office:string-value=" " calcext:value-type="string">
            <text:p><text:s/>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42:.E14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43];CONCATENATE([.M143];1;[.L143];&quot;'TransCarioca'&quot;;[.L143];[.A143];[.N143]); &quot; &quot;)" office:value-type="string" office:string-value=" " calcext:value-type="string">
            <text:p><text:s/></text:p>
          </table:table-cell>
          <table:table-cell table:formula="of:=IF([.C143];CONCATENATE([.M143];2;[.L143];&quot;'TransBrasil'&quot;;[.L143];[.A143];[.N143]);&quot; &quot; )" office:value-type="string" office:string-value=" " calcext:value-type="string">
            <text:p><text:s/></text:p>
          </table:table-cell>
          <table:table-cell table:formula="of:=IF([.D143];CONCATENATE([.M143];3;[.L143];&quot;'TransOeste'&quot;;[.L143];[.A143];[.N143]);&quot; &quot; )" office:value-type="string" office:string-value=" " calcext:value-type="string">
            <text:p><text:s/></text:p>
          </table:table-cell>
          <table:table-cell table:formula="of:=IF([.E143];CONCATENATE([.M143];4;[.L143];&quot;'TransOlimpica'&quot;;[.L143];[.A143];[.N143]);&quot; &quot; )" office:value-type="string" office:string-value="insert into corredor values(4,'TransOlimpica',143);" calcext:value-type="string">
            <text:p>insert into corredor values(4,'TransOlimpica',143);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43:.E14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44];CONCATENATE([.M144];1;[.L144];&quot;'TransCarioca'&quot;;[.L144];[.A144];[.N144]); &quot; &quot;)" office:value-type="string" office:string-value=" " calcext:value-type="string">
            <text:p><text:s/></text:p>
          </table:table-cell>
          <table:table-cell table:formula="of:=IF([.C144];CONCATENATE([.M144];2;[.L144];&quot;'TransBrasil'&quot;;[.L144];[.A144];[.N144]);&quot; &quot; )" office:value-type="string" office:string-value=" " calcext:value-type="string">
            <text:p><text:s/></text:p>
          </table:table-cell>
          <table:table-cell table:formula="of:=IF([.D144];CONCATENATE([.M144];3;[.L144];&quot;'TransOeste'&quot;;[.L144];[.A144];[.N144]);&quot; &quot; )" office:value-type="string" office:string-value=" " calcext:value-type="string">
            <text:p><text:s/></text:p>
          </table:table-cell>
          <table:table-cell table:formula="of:=IF([.E144];CONCATENATE([.M144];4;[.L144];&quot;'TransOlimpica'&quot;;[.L144];[.A144];[.N144]);&quot; &quot; )" office:value-type="string" office:string-value="insert into corredor values(4,'TransOlimpica',144);" calcext:value-type="string">
            <text:p>insert into corredor values(4,'TransOlimpica',144);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44:.E14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45];CONCATENATE([.M145];1;[.L145];&quot;'TransCarioca'&quot;;[.L145];[.A145];[.N145]); &quot; &quot;)" office:value-type="string" office:string-value=" " calcext:value-type="string">
            <text:p><text:s/></text:p>
          </table:table-cell>
          <table:table-cell table:formula="of:=IF([.C145];CONCATENATE([.M145];2;[.L145];&quot;'TransBrasil'&quot;;[.L145];[.A145];[.N145]);&quot; &quot; )" office:value-type="string" office:string-value=" " calcext:value-type="string">
            <text:p><text:s/></text:p>
          </table:table-cell>
          <table:table-cell table:formula="of:=IF([.D145];CONCATENATE([.M145];3;[.L145];&quot;'TransOeste'&quot;;[.L145];[.A145];[.N145]);&quot; &quot; )" office:value-type="string" office:string-value=" " calcext:value-type="string">
            <text:p><text:s/></text:p>
          </table:table-cell>
          <table:table-cell table:formula="of:=IF([.E145];CONCATENATE([.M145];4;[.L145];&quot;'TransOlimpica'&quot;;[.L145];[.A145];[.N145]);&quot; &quot; )" office:value-type="string" office:string-value="insert into corredor values(4,'TransOlimpica',145);" calcext:value-type="string">
            <text:p>insert into corredor values(4,'TransOlimpica',145);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45:.E14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46];CONCATENATE([.M146];1;[.L146];&quot;'TransCarioca'&quot;;[.L146];[.A146];[.N146]); &quot; &quot;)" office:value-type="string" office:string-value=" " calcext:value-type="string">
            <text:p><text:s/></text:p>
          </table:table-cell>
          <table:table-cell table:formula="of:=IF([.C146];CONCATENATE([.M146];2;[.L146];&quot;'TransBrasil'&quot;;[.L146];[.A146];[.N146]);&quot; &quot; )" office:value-type="string" office:string-value=" " calcext:value-type="string">
            <text:p><text:s/></text:p>
          </table:table-cell>
          <table:table-cell table:formula="of:=IF([.D146];CONCATENATE([.M146];3;[.L146];&quot;'TransOeste'&quot;;[.L146];[.A146];[.N146]);&quot; &quot; )" office:value-type="string" office:string-value=" " calcext:value-type="string">
            <text:p><text:s/></text:p>
          </table:table-cell>
          <table:table-cell table:formula="of:=IF([.E146];CONCATENATE([.M146];4;[.L146];&quot;'TransOlimpica'&quot;;[.L146];[.A146];[.N146]);&quot; &quot; )" office:value-type="string" office:string-value="insert into corredor values(4,'TransOlimpica',146);" calcext:value-type="string">
            <text:p>insert into corredor values(4,'TransOlimpica',146);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46:.E14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47];CONCATENATE([.M147];1;[.L147];&quot;'TransCarioca'&quot;;[.L147];[.A147];[.N147]); &quot; &quot;)" office:value-type="string" office:string-value=" " calcext:value-type="string">
            <text:p><text:s/></text:p>
          </table:table-cell>
          <table:table-cell table:formula="of:=IF([.C147];CONCATENATE([.M147];2;[.L147];&quot;'TransBrasil'&quot;;[.L147];[.A147];[.N147]);&quot; &quot; )" office:value-type="string" office:string-value=" " calcext:value-type="string">
            <text:p><text:s/></text:p>
          </table:table-cell>
          <table:table-cell table:formula="of:=IF([.D147];CONCATENATE([.M147];3;[.L147];&quot;'TransOeste'&quot;;[.L147];[.A147];[.N147]);&quot; &quot; )" office:value-type="string" office:string-value=" " calcext:value-type="string">
            <text:p><text:s/></text:p>
          </table:table-cell>
          <table:table-cell table:formula="of:=IF([.E147];CONCATENATE([.M147];4;[.L147];&quot;'TransOlimpica'&quot;;[.L147];[.A147];[.N147]);&quot; &quot; )" office:value-type="string" office:string-value="insert into corredor values(4,'TransOlimpica',147);" calcext:value-type="string">
            <text:p>insert into corredor values(4,'TransOlimpica',147);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47:.E14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48];CONCATENATE([.M148];1;[.L148];&quot;'TransCarioca'&quot;;[.L148];[.A148];[.N148]); &quot; &quot;)" office:value-type="string" office:string-value=" " calcext:value-type="string">
            <text:p><text:s/></text:p>
          </table:table-cell>
          <table:table-cell table:formula="of:=IF([.C148];CONCATENATE([.M148];2;[.L148];&quot;'TransBrasil'&quot;;[.L148];[.A148];[.N148]);&quot; &quot; )" office:value-type="string" office:string-value=" " calcext:value-type="string">
            <text:p><text:s/></text:p>
          </table:table-cell>
          <table:table-cell table:formula="of:=IF([.D148];CONCATENATE([.M148];3;[.L148];&quot;'TransOeste'&quot;;[.L148];[.A148];[.N148]);&quot; &quot; )" office:value-type="string" office:string-value=" " calcext:value-type="string">
            <text:p><text:s/></text:p>
          </table:table-cell>
          <table:table-cell table:formula="of:=IF([.E148];CONCATENATE([.M148];4;[.L148];&quot;'TransOlimpica'&quot;;[.L148];[.A148];[.N148]);&quot; &quot; )" office:value-type="string" office:string-value="insert into corredor values(4,'TransOlimpica',148);" calcext:value-type="string">
            <text:p>insert into corredor values(4,'TransOlimpica',148);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48:.E14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49];CONCATENATE([.M149];1;[.L149];&quot;'TransCarioca'&quot;;[.L149];[.A149];[.N149]); &quot; &quot;)" office:value-type="string" office:string-value=" " calcext:value-type="string">
            <text:p><text:s/></text:p>
          </table:table-cell>
          <table:table-cell table:formula="of:=IF([.C149];CONCATENATE([.M149];2;[.L149];&quot;'TransBrasil'&quot;;[.L149];[.A149];[.N149]);&quot; &quot; )" office:value-type="string" office:string-value=" " calcext:value-type="string">
            <text:p><text:s/></text:p>
          </table:table-cell>
          <table:table-cell table:formula="of:=IF([.D149];CONCATENATE([.M149];3;[.L149];&quot;'TransOeste'&quot;;[.L149];[.A149];[.N149]);&quot; &quot; )" office:value-type="string" office:string-value=" " calcext:value-type="string">
            <text:p><text:s/></text:p>
          </table:table-cell>
          <table:table-cell table:formula="of:=IF([.E149];CONCATENATE([.M149];4;[.L149];&quot;'TransOlimpica'&quot;;[.L149];[.A149];[.N149]);&quot; &quot; )" office:value-type="string" office:string-value="insert into corredor values(4,'TransOlimpica',149);" calcext:value-type="string">
            <text:p>insert into corredor values(4,'TransOlimpica',149);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49:.E1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50];CONCATENATE([.M150];1;[.L150];&quot;'TransCarioca'&quot;;[.L150];[.A150];[.N150]); &quot; &quot;)" office:value-type="string" office:string-value=" " calcext:value-type="string">
            <text:p><text:s/></text:p>
          </table:table-cell>
          <table:table-cell table:formula="of:=IF([.C150];CONCATENATE([.M150];2;[.L150];&quot;'TransBrasil'&quot;;[.L150];[.A150];[.N150]);&quot; &quot; )" office:value-type="string" office:string-value=" " calcext:value-type="string">
            <text:p><text:s/></text:p>
          </table:table-cell>
          <table:table-cell table:formula="of:=IF([.D150];CONCATENATE([.M150];3;[.L150];&quot;'TransOeste'&quot;;[.L150];[.A150];[.N150]);&quot; &quot; )" office:value-type="string" office:string-value=" " calcext:value-type="string">
            <text:p><text:s/></text:p>
          </table:table-cell>
          <table:table-cell table:formula="of:=IF([.E150];CONCATENATE([.M150];4;[.L150];&quot;'TransOlimpica'&quot;;[.L150];[.A150];[.N150]);&quot; &quot; )" office:value-type="string" office:string-value="insert into corredor values(4,'TransOlimpica',150);" calcext:value-type="string">
            <text:p>insert into corredor values(4,'TransOlimpica',150);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50:.E15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51];CONCATENATE([.M151];1;[.L151];&quot;'TransCarioca'&quot;;[.L151];[.A151];[.N151]); &quot; &quot;)" office:value-type="string" office:string-value=" " calcext:value-type="string">
            <text:p><text:s/></text:p>
          </table:table-cell>
          <table:table-cell table:formula="of:=IF([.C151];CONCATENATE([.M151];2;[.L151];&quot;'TransBrasil'&quot;;[.L151];[.A151];[.N151]);&quot; &quot; )" office:value-type="string" office:string-value=" " calcext:value-type="string">
            <text:p><text:s/></text:p>
          </table:table-cell>
          <table:table-cell table:formula="of:=IF([.D151];CONCATENATE([.M151];3;[.L151];&quot;'TransOeste'&quot;;[.L151];[.A151];[.N151]);&quot; &quot; )" office:value-type="string" office:string-value=" " calcext:value-type="string">
            <text:p><text:s/></text:p>
          </table:table-cell>
          <table:table-cell table:formula="of:=IF([.E151];CONCATENATE([.M151];4;[.L151];&quot;'TransOlimpica'&quot;;[.L151];[.A151];[.N151]);&quot; &quot; )" office:value-type="string" office:string-value="insert into corredor values(4,'TransOlimpica',151);" calcext:value-type="string">
            <text:p>insert into corredor values(4,'TransOlimpica',151);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51:.E15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52];CONCATENATE([.M152];1;[.L152];&quot;'TransCarioca'&quot;;[.L152];[.A152];[.N152]); &quot; &quot;)" office:value-type="string" office:string-value=" " calcext:value-type="string">
            <text:p><text:s/></text:p>
          </table:table-cell>
          <table:table-cell table:formula="of:=IF([.C152];CONCATENATE([.M152];2;[.L152];&quot;'TransBrasil'&quot;;[.L152];[.A152];[.N152]);&quot; &quot; )" office:value-type="string" office:string-value=" " calcext:value-type="string">
            <text:p><text:s/></text:p>
          </table:table-cell>
          <table:table-cell table:formula="of:=IF([.D152];CONCATENATE([.M152];3;[.L152];&quot;'TransOeste'&quot;;[.L152];[.A152];[.N152]);&quot; &quot; )" office:value-type="string" office:string-value=" " calcext:value-type="string">
            <text:p><text:s/></text:p>
          </table:table-cell>
          <table:table-cell table:formula="of:=IF([.E152];CONCATENATE([.M152];4;[.L152];&quot;'TransOlimpica'&quot;;[.L152];[.A152];[.N152]);&quot; &quot; )" office:value-type="string" office:string-value="insert into corredor values(4,'TransOlimpica',152);" calcext:value-type="string">
            <text:p>insert into corredor values(4,'TransOlimpica',152);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52:.E15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53];CONCATENATE([.M153];1;[.L153];&quot;'TransCarioca'&quot;;[.L153];[.A153];[.N153]); &quot; &quot;)" office:value-type="string" office:string-value=" " calcext:value-type="string">
            <text:p><text:s/></text:p>
          </table:table-cell>
          <table:table-cell table:formula="of:=IF([.C153];CONCATENATE([.M153];2;[.L153];&quot;'TransBrasil'&quot;;[.L153];[.A153];[.N153]);&quot; &quot; )" office:value-type="string" office:string-value=" " calcext:value-type="string">
            <text:p><text:s/></text:p>
          </table:table-cell>
          <table:table-cell table:formula="of:=IF([.D153];CONCATENATE([.M153];3;[.L153];&quot;'TransOeste'&quot;;[.L153];[.A153];[.N153]);&quot; &quot; )" office:value-type="string" office:string-value=" " calcext:value-type="string">
            <text:p><text:s/></text:p>
          </table:table-cell>
          <table:table-cell table:formula="of:=IF([.E153];CONCATENATE([.M153];4;[.L153];&quot;'TransOlimpica'&quot;;[.L153];[.A153];[.N153]);&quot; &quot; )" office:value-type="string" office:string-value="insert into corredor values(4,'TransOlimpica',153);" calcext:value-type="string">
            <text:p>insert into corredor values(4,'TransOlimpica',153);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53:.E15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54];CONCATENATE([.M154];1;[.L154];&quot;'TransCarioca'&quot;;[.L154];[.A154];[.N154]); &quot; &quot;)" office:value-type="string" office:string-value=" " calcext:value-type="string">
            <text:p><text:s/></text:p>
          </table:table-cell>
          <table:table-cell table:formula="of:=IF([.C154];CONCATENATE([.M154];2;[.L154];&quot;'TransBrasil'&quot;;[.L154];[.A154];[.N154]);&quot; &quot; )" office:value-type="string" office:string-value=" " calcext:value-type="string">
            <text:p><text:s/></text:p>
          </table:table-cell>
          <table:table-cell table:formula="of:=IF([.D154];CONCATENATE([.M154];3;[.L154];&quot;'TransOeste'&quot;;[.L154];[.A154];[.N154]);&quot; &quot; )" office:value-type="string" office:string-value=" " calcext:value-type="string">
            <text:p><text:s/></text:p>
          </table:table-cell>
          <table:table-cell table:formula="of:=IF([.E154];CONCATENATE([.M154];4;[.L154];&quot;'TransOlimpica'&quot;;[.L154];[.A154];[.N154]);&quot; &quot; )" office:value-type="string" office:string-value="insert into corredor values(4,'TransOlimpica',154);" calcext:value-type="string">
            <text:p>insert into corredor values(4,'TransOlimpica',154);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54:.E15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55];CONCATENATE([.M155];1;[.L155];&quot;'TransCarioca'&quot;;[.L155];[.A155];[.N155]); &quot; &quot;)" office:value-type="string" office:string-value=" " calcext:value-type="string">
            <text:p><text:s/></text:p>
          </table:table-cell>
          <table:table-cell table:formula="of:=IF([.C155];CONCATENATE([.M155];2;[.L155];&quot;'TransBrasil'&quot;;[.L155];[.A155];[.N155]);&quot; &quot; )" office:value-type="string" office:string-value=" " calcext:value-type="string">
            <text:p><text:s/></text:p>
          </table:table-cell>
          <table:table-cell table:formula="of:=IF([.D155];CONCATENATE([.M155];3;[.L155];&quot;'TransOeste'&quot;;[.L155];[.A155];[.N155]);&quot; &quot; )" office:value-type="string" office:string-value=" " calcext:value-type="string">
            <text:p><text:s/></text:p>
          </table:table-cell>
          <table:table-cell table:formula="of:=IF([.E155];CONCATENATE([.M155];4;[.L155];&quot;'TransOlimpica'&quot;;[.L155];[.A155];[.N155]);&quot; &quot; )" office:value-type="string" office:string-value="insert into corredor values(4,'TransOlimpica',155);" calcext:value-type="string">
            <text:p>insert into corredor values(4,'TransOlimpica',155);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55:.E15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56];CONCATENATE([.M156];1;[.L156];&quot;'TransCarioca'&quot;;[.L156];[.A156];[.N156]); &quot; &quot;)" office:value-type="string" office:string-value=" " calcext:value-type="string">
            <text:p><text:s/></text:p>
          </table:table-cell>
          <table:table-cell table:formula="of:=IF([.C156];CONCATENATE([.M156];2;[.L156];&quot;'TransBrasil'&quot;;[.L156];[.A156];[.N156]);&quot; &quot; )" office:value-type="string" office:string-value=" " calcext:value-type="string">
            <text:p><text:s/></text:p>
          </table:table-cell>
          <table:table-cell table:formula="of:=IF([.D156];CONCATENATE([.M156];3;[.L156];&quot;'TransOeste'&quot;;[.L156];[.A156];[.N156]);&quot; &quot; )" office:value-type="string" office:string-value=" " calcext:value-type="string">
            <text:p><text:s/></text:p>
          </table:table-cell>
          <table:table-cell table:formula="of:=IF([.E156];CONCATENATE([.M156];4;[.L156];&quot;'TransOlimpica'&quot;;[.L156];[.A156];[.N156]);&quot; &quot; )" office:value-type="string" office:string-value="insert into corredor values(4,'TransOlimpica',156);" calcext:value-type="string">
            <text:p>insert into corredor values(4,'TransOlimpica',156);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56:.E15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57];CONCATENATE([.M157];1;[.L157];&quot;'TransCarioca'&quot;;[.L157];[.A157];[.N157]); &quot; &quot;)" office:value-type="string" office:string-value=" " calcext:value-type="string">
            <text:p><text:s/></text:p>
          </table:table-cell>
          <table:table-cell table:formula="of:=IF([.C157];CONCATENATE([.M157];2;[.L157];&quot;'TransBrasil'&quot;;[.L157];[.A157];[.N157]);&quot; &quot; )" office:value-type="string" office:string-value=" " calcext:value-type="string">
            <text:p><text:s/></text:p>
          </table:table-cell>
          <table:table-cell table:formula="of:=IF([.D157];CONCATENATE([.M157];3;[.L157];&quot;'TransOeste'&quot;;[.L157];[.A157];[.N157]);&quot; &quot; )" office:value-type="string" office:string-value=" " calcext:value-type="string">
            <text:p><text:s/></text:p>
          </table:table-cell>
          <table:table-cell table:formula="of:=IF([.E157];CONCATENATE([.M157];4;[.L157];&quot;'TransOlimpica'&quot;;[.L157];[.A157];[.N157]);&quot; &quot; )" office:value-type="string" office:string-value="insert into corredor values(4,'TransOlimpica',157);" calcext:value-type="string">
            <text:p>insert into corredor values(4,'TransOlimpica',157);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57:.E15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58];CONCATENATE([.M158];1;[.L158];&quot;'TransCarioca'&quot;;[.L158];[.A158];[.N158]); &quot; &quot;)" office:value-type="string" office:string-value=" " calcext:value-type="string">
            <text:p><text:s/></text:p>
          </table:table-cell>
          <table:table-cell table:formula="of:=IF([.C158];CONCATENATE([.M158];2;[.L158];&quot;'TransBrasil'&quot;;[.L158];[.A158];[.N158]);&quot; &quot; )" office:value-type="string" office:string-value=" " calcext:value-type="string">
            <text:p><text:s/></text:p>
          </table:table-cell>
          <table:table-cell table:formula="of:=IF([.D158];CONCATENATE([.M158];3;[.L158];&quot;'TransOeste'&quot;;[.L158];[.A158];[.N158]);&quot; &quot; )" office:value-type="string" office:string-value=" " calcext:value-type="string">
            <text:p><text:s/></text:p>
          </table:table-cell>
          <table:table-cell table:formula="of:=IF([.E158];CONCATENATE([.M158];4;[.L158];&quot;'TransOlimpica'&quot;;[.L158];[.A158];[.N158]);&quot; &quot; )" office:value-type="string" office:string-value="insert into corredor values(4,'TransOlimpica',158);" calcext:value-type="string">
            <text:p>insert into corredor values(4,'TransOlimpica',158);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58:.E1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59];CONCATENATE([.M159];1;[.L159];&quot;'TransCarioca'&quot;;[.L159];[.A159];[.N159]); &quot; &quot;)" office:value-type="string" office:string-value=" " calcext:value-type="string">
            <text:p><text:s/></text:p>
          </table:table-cell>
          <table:table-cell table:formula="of:=IF([.C159];CONCATENATE([.M159];2;[.L159];&quot;'TransBrasil'&quot;;[.L159];[.A159];[.N159]);&quot; &quot; )" office:value-type="string" office:string-value=" " calcext:value-type="string">
            <text:p><text:s/></text:p>
          </table:table-cell>
          <table:table-cell table:formula="of:=IF([.D159];CONCATENATE([.M159];3;[.L159];&quot;'TransOeste'&quot;;[.L159];[.A159];[.N159]);&quot; &quot; )" office:value-type="string" office:string-value=" " calcext:value-type="string">
            <text:p><text:s/></text:p>
          </table:table-cell>
          <table:table-cell table:formula="of:=IF([.E159];CONCATENATE([.M159];4;[.L159];&quot;'TransOlimpica'&quot;;[.L159];[.A159];[.N159]);&quot; &quot; )" office:value-type="string" office:string-value="insert into corredor values(4,'TransOlimpica',159);" calcext:value-type="string">
            <text:p>insert into corredor values(4,'TransOlimpica',159);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59:.E15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60];CONCATENATE([.M160];1;[.L160];&quot;'TransCarioca'&quot;;[.L160];[.A160];[.N160]); &quot; &quot;)" office:value-type="string" office:string-value=" " calcext:value-type="string">
            <text:p><text:s/></text:p>
          </table:table-cell>
          <table:table-cell table:formula="of:=IF([.C160];CONCATENATE([.M160];2;[.L160];&quot;'TransBrasil'&quot;;[.L160];[.A160];[.N160]);&quot; &quot; )" office:value-type="string" office:string-value=" " calcext:value-type="string">
            <text:p><text:s/></text:p>
          </table:table-cell>
          <table:table-cell table:formula="of:=IF([.D160];CONCATENATE([.M160];3;[.L160];&quot;'TransOeste'&quot;;[.L160];[.A160];[.N160]);&quot; &quot; )" office:value-type="string" office:string-value=" " calcext:value-type="string">
            <text:p><text:s/></text:p>
          </table:table-cell>
          <table:table-cell table:formula="of:=IF([.E160];CONCATENATE([.M160];4;[.L160];&quot;'TransOlimpica'&quot;;[.L160];[.A160];[.N160]);&quot; &quot; )" office:value-type="string" office:string-value="insert into corredor values(4,'TransOlimpica',160);" calcext:value-type="string">
            <text:p>insert into corredor values(4,'TransOlimpica',160);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60:.E16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61];CONCATENATE([.M161];1;[.L161];&quot;'TransCarioca'&quot;;[.L161];[.A161];[.N161]); &quot; &quot;)" office:value-type="string" office:string-value=" " calcext:value-type="string">
            <text:p><text:s/></text:p>
          </table:table-cell>
          <table:table-cell table:formula="of:=IF([.C161];CONCATENATE([.M161];2;[.L161];&quot;'TransBrasil'&quot;;[.L161];[.A161];[.N161]);&quot; &quot; )" office:value-type="string" office:string-value=" " calcext:value-type="string">
            <text:p><text:s/></text:p>
          </table:table-cell>
          <table:table-cell table:formula="of:=IF([.D161];CONCATENATE([.M161];3;[.L161];&quot;'TransOeste'&quot;;[.L161];[.A161];[.N161]);&quot; &quot; )" office:value-type="string" office:string-value=" " calcext:value-type="string">
            <text:p><text:s/></text:p>
          </table:table-cell>
          <table:table-cell table:formula="of:=IF([.E161];CONCATENATE([.M161];4;[.L161];&quot;'TransOlimpica'&quot;;[.L161];[.A161];[.N161]);&quot; &quot; )" office:value-type="string" office:string-value="insert into corredor values(4,'TransOlimpica',161);" calcext:value-type="string">
            <text:p>insert into corredor values(4,'TransOlimpica',161);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61:.E16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62];CONCATENATE([.M162];1;[.L162];&quot;'TransCarioca'&quot;;[.L162];[.A162];[.N162]); &quot; &quot;)" office:value-type="string" office:string-value=" " calcext:value-type="string">
            <text:p><text:s/></text:p>
          </table:table-cell>
          <table:table-cell table:formula="of:=IF([.C162];CONCATENATE([.M162];2;[.L162];&quot;'TransBrasil'&quot;;[.L162];[.A162];[.N162]);&quot; &quot; )" office:value-type="string" office:string-value=" " calcext:value-type="string">
            <text:p><text:s/></text:p>
          </table:table-cell>
          <table:table-cell table:formula="of:=IF([.D162];CONCATENATE([.M162];3;[.L162];&quot;'TransOeste'&quot;;[.L162];[.A162];[.N162]);&quot; &quot; )" office:value-type="string" office:string-value=" " calcext:value-type="string">
            <text:p><text:s/></text:p>
          </table:table-cell>
          <table:table-cell table:formula="of:=IF([.E162];CONCATENATE([.M162];4;[.L162];&quot;'TransOlimpica'&quot;;[.L162];[.A162];[.N162]);&quot; &quot; )" office:value-type="string" office:string-value="insert into corredor values(4,'TransOlimpica',163);" calcext:value-type="string">
            <text:p>insert into corredor values(4,'TransOlimpica',163);</text:p>
          </table:table-cell>
          <table:table-cell table:number-columns-repeated="2"/>
          <table:table-cell office:value-type="string" calcext:value-type="string">
            <text:p>,</text:p>
          </table:table-cell>
          <table:table-cell office:value-type="string" calcext:value-type="string">
            <text:p>insert into corredor values(</text:p>
          </table:table-cell>
          <table:table-cell office:value-type="string" calcext:value-type="string">
            <text:p>);</text:p>
          </table:table-cell>
          <table:table-cell/>
          <table:table-cell table:formula="of:=SUM([.B162:.E162]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20:36:13.665000000</dc:date>
    <meta:editing-duration>PT16M33S</meta:editing-duration>
    <meta:editing-cycles>2</meta:editing-cycles>
    <meta:generator>LibreOffice/6.0.4.2$Windows_X86_64 LibreOffice_project/9b0d9b32d5dcda91d2f1a96dc04c645c450872bf</meta:generator>
    <meta:document-statistic meta:table-count="1" meta:cell-count="2103" meta:object-count="0"/>
  </office:meta>
</office:document-meta>
</file>